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2.92mm"/>
    </style:style>
    <style:style style:name="co2" style:family="table-column">
      <style:table-column-properties fo:break-before="auto" style:column-width="32.95mm"/>
    </style:style>
    <style:style style:name="co3" style:family="table-column">
      <style:table-column-properties fo:break-before="auto" style:column-width="33.76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37.85mm"/>
    </style:style>
    <style:style style:name="co8" style:family="table-column">
      <style:table-column-properties fo:break-before="auto" style:column-width="33.5mm"/>
    </style:style>
    <style:style style:name="co9" style:family="table-column">
      <style:table-column-properties fo:break-before="auto" style:column-width="12.33mm"/>
    </style:style>
    <style:style style:name="co10" style:family="table-column">
      <style:table-column-properties fo:break-before="auto" style:column-width="15.06mm"/>
    </style:style>
    <style:style style:name="co11" style:family="table-column">
      <style:table-column-properties fo:break-before="auto" style:column-width="22.68mm"/>
    </style:style>
    <style:style style:name="co12" style:family="table-column">
      <style:table-column-properties fo:break-before="auto" style:column-width="14.23mm"/>
    </style:style>
    <style:style style:name="co13" style:family="table-column">
      <style:table-column-properties fo:break-before="auto" style:column-width="23.2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gregado10" table:style-name="ta1">
        <table:shapes>
          <draw:frame draw:z-index="0" draw:style-name="gr1" draw:text-style-name="P1" svg:width="251.09mm" svg:height="157.51mm" svg:x="328.93mm" svg:y="189.92mm">
            <draw:object draw:notify-on-update-of-ranges="agregado10.A37:agregado10.A37 agregado10.A38:agregado10.A51 agregado10.B37:agregado10.B37 agregado10.B38:agregado10.B51 agregado10.C37:agregado10.C37 agregado10.C38:agregado10.C51 agregado10.D37:agregado10.D37 agregado10.D38:agregado10.D51 agregado10.E37:agregado10.E37 agregado10.E38:agregado10.E51 agregado10.F37:agregado10.F37 agregado10.F38:agregado10.F51 agregado10.G37:agregado10.G37 agregado10.G38:agregado10.G51 agregado10.H37:agregado10.H37 agregado10.H38:agregado10.H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78.6mm" svg:height="156.72mm" svg:x="594.88mm" svg:y="190.46mm">
            <draw:object draw:notify-on-update-of-ranges="agregado10.A60:agregado10.A60 agregado10.A61:agregado10.A74 agregado10.B60:agregado10.B60 agregado10.B61:agregado10.B74 agregado10.C60:agregado10.C60 agregado10.C61:agregado10.C74 agregado10.D60:agregado10.D60 agregado10.D61:agregado10.D74 agregado10.E60:agregado10.E60 agregado10.E61:agregado10.E74 agregado10.F60:agregado10.F60 agregado10.F61:agregado10.F74 agregado10.G60:agregado10.G60 agregado10.G61:agregado10.G74 agregado10.H60:agregado10.H60 agregado10.H61:agregado10.H7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245.59mm" svg:height="142.38mm" svg:x="332.78mm" svg:y="360.45mm">
            <draw:object draw:notify-on-update-of-ranges="agregado10.A81:agregado10.A81 agregado10.A82:agregado10.A95 agregado10.B81:agregado10.B81 agregado10.B82:agregado10.B95 agregado10.C81:agregado10.C81 agregado10.C82:agregado10.C95 agregado10.D81:agregado10.D81 agregado10.D82:agregado10.D95 agregado10.E81:agregado10.E81 agregado10.E82:agregado10.E95 agregado10.F81:agregado10.F81 agregado10.F82:agregado10.F95 agregado10.G81:agregado10.G81 agregado10.G82:agregado10.G95 agregado10.H81:agregado10.H81 agregado10.H82:agregado10.H9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42" table:default-cell-style-name="Default"/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  <table:table-cell/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  <table:table-cell table:number-columns-repeated="2"/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  <table:table-cell table:number-columns-repeated="2"/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Desv. Estándar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Media de Bytes</text:p>
          </table:table-cell>
        </table:table-row>
        <table:table-row table:style-name="ro1">
          <table:table-cell office:value-type="string" calcext:value-type="string">
            <text:p>7 /wcal/login.php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32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7 /wcal/login.php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202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7 /wcal/login.php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155" calcext:value-type="float">
            <text:p>155</text:p>
          </table:table-cell>
          <table:table-cell office:value-type="float" office:value="269" calcext:value-type="float">
            <text:p>269</text:p>
          </table:table-cell>
          <table:table-cell office:value-type="float" office:value="628" calcext:value-type="float">
            <text:p>628</text:p>
          </table:table-cell>
          <table:table-cell office:value-type="float" office:value="12" calcext:value-type="float">
            <text:p>12</text:p>
          </table:table-cell>
          <table:table-cell office:value-type="float" office:value="653" calcext:value-type="float">
            <text:p>65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4684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7 /wcal/login.php</text:p>
          </table:table-cell>
          <table:table-cell office:value-type="float" office:value="69" calcext:value-type="float">
            <text:p>69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19.06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323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718.2</text:p>
          </table:table-cell>
        </table:table-row>
        <table:table-row table:style-name="ro1">
          <table:table-cell office:value-type="string" calcext:value-type="string">
            <text:p>8 /wcal/css_cacher.php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32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8 /wcal/css_cacher.php</text:p>
          </table:table-cell>
          <table:table-cell office:value-type="float" office:value="148" calcext:value-type="float">
            <text:p>14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202</text:p>
          </table:table-cell>
          <table:table-cell office:value-type="string" calcext:value-type="string">
            <text:p>0.47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8 /wcal/css_cacher.php</text:p>
          </table:table-cell>
          <table:table-cell office:value-type="float" office:value="88" calcext:value-type="float">
            <text:p>88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189" calcext:value-type="float">
            <text:p>189</text:p>
          </table:table-cell>
          <table:table-cell office:value-type="float" office:value="8" calcext:value-type="float">
            <text:p>8</text:p>
          </table:table-cell>
          <table:table-cell office:value-type="float" office:value="245" calcext:value-type="float">
            <text:p>24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4685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8 /wcal/css_cacher.php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5.4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323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338.0</text:p>
          </table:table-cell>
        </table:table-row>
        <table:table-row table:style-name="ro1">
          <table:table-cell office:value-type="string" calcext:value-type="string">
            <text:p>10 /wcal/login.php</text:p>
          </table:table-cell>
          <table:table-cell office:value-type="float" office:value="69" calcext:value-type="float">
            <text:p>69</text:p>
          </table:table-cell>
          <table:table-cell office:value-type="float" office:value="19783" calcext:value-type="float">
            <text:p>19783</text:p>
          </table:table-cell>
          <table:table-cell office:value-type="float" office:value="20573" calcext:value-type="float">
            <text:p>20573</text:p>
          </table:table-cell>
          <table:table-cell office:value-type="float" office:value="21329" calcext:value-type="float">
            <text:p>21329</text:p>
          </table:table-cell>
          <table:table-cell office:value-type="float" office:value="21866" calcext:value-type="float">
            <text:p>21866</text:p>
          </table:table-cell>
          <table:table-cell office:value-type="float" office:value="21894" calcext:value-type="float">
            <text:p>21894</text:p>
          </table:table-cell>
          <table:table-cell office:value-type="float" office:value="5546" calcext:value-type="float">
            <text:p>5546</text:p>
          </table:table-cell>
          <table:table-cell office:value-type="float" office:value="23110" calcext:value-type="float">
            <text:p>23110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19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0 /wcal/login.php</text:p>
          </table:table-cell>
          <table:table-cell office:value-type="float" office:value="148" calcext:value-type="float">
            <text:p>148</text:p>
          </table:table-cell>
          <table:table-cell office:value-type="float" office:value="30398" calcext:value-type="float">
            <text:p>30398</text:p>
          </table:table-cell>
          <table:table-cell office:value-type="float" office:value="31423" calcext:value-type="float">
            <text:p>31423</text:p>
          </table:table-cell>
          <table:table-cell office:value-type="float" office:value="42052" calcext:value-type="float">
            <text:p>42052</text:p>
          </table:table-cell>
          <table:table-cell office:value-type="float" office:value="42760" calcext:value-type="float">
            <text:p>42760</text:p>
          </table:table-cell>
          <table:table-cell office:value-type="float" office:value="43985" calcext:value-type="float">
            <text:p>43985</text:p>
          </table:table-cell>
          <table:table-cell office:value-type="float" office:value="5546" calcext:value-type="float">
            <text:p>5546</text:p>
          </table:table-cell>
          <table:table-cell office:value-type="float" office:value="44839" calcext:value-type="float">
            <text:p>4483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942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0 /wcal/login.php</text:p>
          </table:table-cell>
          <table:table-cell office:value-type="float" office:value="88" calcext:value-type="float">
            <text:p>88</text:p>
          </table:table-cell>
          <table:table-cell office:value-type="float" office:value="81298" calcext:value-type="float">
            <text:p>81298</text:p>
          </table:table-cell>
          <table:table-cell office:value-type="float" office:value="83261" calcext:value-type="float">
            <text:p>83261</text:p>
          </table:table-cell>
          <table:table-cell office:value-type="float" office:value="89504" calcext:value-type="float">
            <text:p>89504</text:p>
          </table:table-cell>
          <table:table-cell office:value-type="float" office:value="90595" calcext:value-type="float">
            <text:p>90595</text:p>
          </table:table-cell>
          <table:table-cell office:value-type="float" office:value="91344" calcext:value-type="float">
            <text:p>91344</text:p>
          </table:table-cell>
          <table:table-cell office:value-type="float" office:value="24025" calcext:value-type="float">
            <text:p>24025</text:p>
          </table:table-cell>
          <table:table-cell office:value-type="float" office:value="92355" calcext:value-type="float">
            <text:p>9235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3518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0 /wcal/login.php</text:p>
          </table:table-cell>
          <table:table-cell office:value-type="float" office:value="69" calcext:value-type="float">
            <text:p>69</text:p>
          </table:table-cell>
          <table:table-cell office:value-type="float" office:value="19783" calcext:value-type="float">
            <text:p>19783</text:p>
          </table:table-cell>
          <table:table-cell office:value-type="float" office:value="5546" calcext:value-type="float">
            <text:p>5546</text:p>
          </table:table-cell>
          <table:table-cell office:value-type="float" office:value="23110" calcext:value-type="float">
            <text:p>23110</text:p>
          </table:table-cell>
          <table:table-cell office:value-type="string" calcext:value-type="string">
            <text:p>2852.72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19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9117.0</text:p>
          </table:table-cell>
        </table:table-row>
        <table:table-row table:style-name="ro1">
          <table:table-cell office:value-type="string" calcext:value-type="string">
            <text:p>11 /wcal/month.php</text:p>
          </table:table-cell>
          <table:table-cell office:value-type="float" office:value="66" calcext:value-type="float">
            <text:p>66</text:p>
          </table:table-cell>
          <table:table-cell office:value-type="float" office:value="20728" calcext:value-type="float">
            <text:p>20728</text:p>
          </table:table-cell>
          <table:table-cell office:value-type="float" office:value="20778" calcext:value-type="float">
            <text:p>20778</text:p>
          </table:table-cell>
          <table:table-cell office:value-type="float" office:value="22309" calcext:value-type="float">
            <text:p>22309</text:p>
          </table:table-cell>
          <table:table-cell office:value-type="float" office:value="23074" calcext:value-type="float">
            <text:p>23074</text:p>
          </table:table-cell>
          <table:table-cell office:value-type="float" office:value="23537" calcext:value-type="float">
            <text:p>23537</text:p>
          </table:table-cell>
          <table:table-cell office:value-type="float" office:value="10714" calcext:value-type="float">
            <text:p>10714</text:p>
          </table:table-cell>
          <table:table-cell office:value-type="float" office:value="24680" calcext:value-type="float">
            <text:p>24680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73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1 /wcal/month.php</text:p>
          </table:table-cell>
          <table:table-cell office:value-type="float" office:value="133" calcext:value-type="float">
            <text:p>133</text:p>
          </table:table-cell>
          <table:table-cell office:value-type="float" office:value="31079" calcext:value-type="float">
            <text:p>31079</text:p>
          </table:table-cell>
          <table:table-cell office:value-type="float" office:value="33168" calcext:value-type="float">
            <text:p>33168</text:p>
          </table:table-cell>
          <table:table-cell office:value-type="float" office:value="42755" calcext:value-type="float">
            <text:p>42755</text:p>
          </table:table-cell>
          <table:table-cell office:value-type="float" office:value="43172" calcext:value-type="float">
            <text:p>43172</text:p>
          </table:table-cell>
          <table:table-cell office:value-type="float" office:value="46408" calcext:value-type="float">
            <text:p>46408</text:p>
          </table:table-cell>
          <table:table-cell office:value-type="float" office:value="10714" calcext:value-type="float">
            <text:p>10714</text:p>
          </table:table-cell>
          <table:table-cell office:value-type="float" office:value="48029" calcext:value-type="float">
            <text:p>4802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875</text:p>
          </table:table-cell>
          <table:table-cell office:value-type="string" calcext:value-type="string">
            <text:p>2.61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1 /wcal/month.php</text:p>
          </table:table-cell>
          <table:table-cell office:value-type="float" office:value="80" calcext:value-type="float">
            <text:p>80</text:p>
          </table:table-cell>
          <table:table-cell office:value-type="float" office:value="84310" calcext:value-type="float">
            <text:p>84310</text:p>
          </table:table-cell>
          <table:table-cell office:value-type="float" office:value="83592" calcext:value-type="float">
            <text:p>83592</text:p>
          </table:table-cell>
          <table:table-cell office:value-type="float" office:value="88176" calcext:value-type="float">
            <text:p>88176</text:p>
          </table:table-cell>
          <table:table-cell office:value-type="float" office:value="88789" calcext:value-type="float">
            <text:p>88789</text:p>
          </table:table-cell>
          <table:table-cell office:value-type="float" office:value="90457" calcext:value-type="float">
            <text:p>90457</text:p>
          </table:table-cell>
          <table:table-cell office:value-type="float" office:value="79448" calcext:value-type="float">
            <text:p>79448</text:p>
          </table:table-cell>
          <table:table-cell office:value-type="float" office:value="90571" calcext:value-type="float">
            <text:p>9057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4465</text:p>
          </table:table-cell>
          <table:table-cell office:value-type="string" calcext:value-type="string">
            <text:p>3.82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1 /wcal/month.php</text:p>
          </table:table-cell>
          <table:table-cell office:value-type="float" office:value="66" calcext:value-type="float">
            <text:p>66</text:p>
          </table:table-cell>
          <table:table-cell office:value-type="float" office:value="20728" calcext:value-type="float">
            <text:p>20728</text:p>
          </table:table-cell>
          <table:table-cell office:value-type="float" office:value="10714" calcext:value-type="float">
            <text:p>10714</text:p>
          </table:table-cell>
          <table:table-cell office:value-type="float" office:value="24680" calcext:value-type="float">
            <text:p>24680</text:p>
          </table:table-cell>
          <table:table-cell office:value-type="string" calcext:value-type="string">
            <text:p>1735.9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735</text:p>
          </table:table-cell>
          <table:table-cell office:value-type="string" calcext:value-type="string">
            <text:p>2.8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7054.0</text:p>
          </table:table-cell>
        </table:table-row>
        <table:table-row table:style-name="ro1">
          <table:table-cell office:value-type="string" calcext:value-type="string">
            <text:p>12 /wcal/js_cacher.php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59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2 /wcal/js_cacher.php</text:p>
          </table:table-cell>
          <table:table-cell office:value-type="float" office:value="122" calcext:value-type="float">
            <text:p>12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297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2 /wcal/js_cacher.php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700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2 /wcal/js_cacher.php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7.70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593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369.9</text:p>
          </table:table-cell>
        </table:table-row>
        <table:table-row table:style-name="ro1">
          <table:table-cell office:value-type="string" calcext:value-type="string">
            <text:p>13 /wcal/css_cacher.php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59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3 /wcal/css_cacher.php</text:p>
          </table:table-cell>
          <table:table-cell office:value-type="float" office:value="122" calcext:value-type="float">
            <text:p>122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341" calcext:value-type="float">
            <text:p>34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297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3 /wcal/css_cacher.php</text:p>
          </table:table-cell>
          <table:table-cell office:value-type="float" office:value="80" calcext:value-type="float">
            <text:p>8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72" calcext:value-type="float">
            <text:p>72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office:value-type="float" office:value="8" calcext:value-type="float">
            <text:p>8</text:p>
          </table:table-cell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6999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3 /wcal/css_cacher.php</text:p>
          </table:table-cell>
          <table:table-cell office:value-type="float" office:value="62" calcext:value-type="float">
            <text:p>62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42.06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593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337.8</text:p>
          </table:table-cell>
        </table:table-row>
        <table:table-row table:style-name="ro1">
          <table:table-cell office:value-type="string" calcext:value-type="string">
            <text:p>14 /wcal/week.php</text:p>
          </table:table-cell>
          <table:table-cell office:value-type="float" office:value="62" calcext:value-type="float">
            <text:p>62</text:p>
          </table:table-cell>
          <table:table-cell office:value-type="float" office:value="18694" calcext:value-type="float">
            <text:p>18694</text:p>
          </table:table-cell>
          <table:table-cell office:value-type="float" office:value="18634" calcext:value-type="float">
            <text:p>18634</text:p>
          </table:table-cell>
          <table:table-cell office:value-type="float" office:value="20281" calcext:value-type="float">
            <text:p>20281</text:p>
          </table:table-cell>
          <table:table-cell office:value-type="float" office:value="20848" calcext:value-type="float">
            <text:p>20848</text:p>
          </table:table-cell>
          <table:table-cell office:value-type="float" office:value="21340" calcext:value-type="float">
            <text:p>21340</text:p>
          </table:table-cell>
          <table:table-cell office:value-type="float" office:value="11628" calcext:value-type="float">
            <text:p>11628</text:p>
          </table:table-cell>
          <table:table-cell office:value-type="float" office:value="22384" calcext:value-type="float">
            <text:p>2238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387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4 /wcal/week.php</text:p>
          </table:table-cell>
          <table:table-cell office:value-type="float" office:value="122" calcext:value-type="float">
            <text:p>122</text:p>
          </table:table-cell>
          <table:table-cell office:value-type="float" office:value="28279" calcext:value-type="float">
            <text:p>28279</text:p>
          </table:table-cell>
          <table:table-cell office:value-type="float" office:value="21340" calcext:value-type="float">
            <text:p>21340</text:p>
          </table:table-cell>
          <table:table-cell office:value-type="float" office:value="39749" calcext:value-type="float">
            <text:p>39749</text:p>
          </table:table-cell>
          <table:table-cell office:value-type="float" office:value="40108" calcext:value-type="float">
            <text:p>40108</text:p>
          </table:table-cell>
          <table:table-cell office:value-type="float" office:value="41949" calcext:value-type="float">
            <text:p>41949</text:p>
          </table:table-cell>
          <table:table-cell office:value-type="float" office:value="11628" calcext:value-type="float">
            <text:p>11628</text:p>
          </table:table-cell>
          <table:table-cell office:value-type="float" office:value="42601" calcext:value-type="float">
            <text:p>4260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966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4 /wcal/week.php</text:p>
          </table:table-cell>
          <table:table-cell office:value-type="float" office:value="80" calcext:value-type="float">
            <text:p>80</text:p>
          </table:table-cell>
          <table:table-cell office:value-type="float" office:value="72121" calcext:value-type="float">
            <text:p>72121</text:p>
          </table:table-cell>
          <table:table-cell office:value-type="float" office:value="74097" calcext:value-type="float">
            <text:p>74097</text:p>
          </table:table-cell>
          <table:table-cell office:value-type="float" office:value="80546" calcext:value-type="float">
            <text:p>80546</text:p>
          </table:table-cell>
          <table:table-cell office:value-type="float" office:value="82016" calcext:value-type="float">
            <text:p>82016</text:p>
          </table:table-cell>
          <table:table-cell office:value-type="float" office:value="85156" calcext:value-type="float">
            <text:p>85156</text:p>
          </table:table-cell>
          <table:table-cell office:value-type="float" office:value="42440" calcext:value-type="float">
            <text:p>42440</text:p>
          </table:table-cell>
          <table:table-cell office:value-type="float" office:value="85733" calcext:value-type="float">
            <text:p>8573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5589</text:p>
          </table:table-cell>
          <table:table-cell office:value-type="string" calcext:value-type="string">
            <text:p>1.41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4 /wcal/week.php</text:p>
          </table:table-cell>
          <table:table-cell office:value-type="float" office:value="62" calcext:value-type="float">
            <text:p>62</text:p>
          </table:table-cell>
          <table:table-cell office:value-type="float" office:value="18694" calcext:value-type="float">
            <text:p>18694</text:p>
          </table:table-cell>
          <table:table-cell office:value-type="float" office:value="11628" calcext:value-type="float">
            <text:p>11628</text:p>
          </table:table-cell>
          <table:table-cell office:value-type="float" office:value="22384" calcext:value-type="float">
            <text:p>22384</text:p>
          </table:table-cell>
          <table:table-cell office:value-type="string" calcext:value-type="string">
            <text:p>1456.4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387</text:p>
          </table:table-cell>
          <table:table-cell office:value-type="string" calcext:value-type="string">
            <text:p>1.0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994.8</text:p>
          </table:table-cell>
        </table:table-row>
        <table:table-row table:style-name="ro1">
          <table:table-cell office:value-type="string" calcext:value-type="string">
            <text:p>15 /wcal/view_entry.php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58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5 /wcal/view_entry.php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float" office:value="141" calcext:value-type="float">
            <text:p>141</text:p>
          </table:table-cell>
          <table:table-cell office:value-type="float" office:value="13" calcext:value-type="float">
            <text:p>13</text:p>
          </table:table-cell>
          <table:table-cell office:value-type="float" office:value="239" calcext:value-type="float">
            <text:p>23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95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5 /wcal/view_entry.php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57" calcext:value-type="float">
            <text:p>57</text:p>
          </table:table-cell>
          <table:table-cell office:value-type="float" office:value="238" calcext:value-type="float">
            <text:p>238</text:p>
          </table:table-cell>
          <table:table-cell office:value-type="float" office:value="253" calcext:value-type="float">
            <text:p>253</text:p>
          </table:table-cell>
          <table:table-cell office:value-type="float" office:value="790" calcext:value-type="float">
            <text:p>790</text:p>
          </table:table-cell>
          <table:table-cell office:value-type="float" office:value="17" calcext:value-type="float">
            <text:p>17</text:p>
          </table:table-cell>
          <table:table-cell office:value-type="float" office:value="2116" calcext:value-type="float">
            <text:p>2116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8057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5 /wcal/view_entry.php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13.16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58</text:p>
          </table:table-cell>
          <table:table-cell office:value-type="string" calcext:value-type="string">
            <text:p>0.30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719.8</text:p>
          </table:table-cell>
        </table:table-row>
        <table:table-row table:style-name="ro1">
          <table:table-cell office:value-type="string" calcext:value-type="string">
            <text:p>16 /wcal/edit_entry.php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5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6 /wcal/edit_entry.php</text:p>
          </table:table-cell>
          <table:table-cell office:value-type="float" office:value="120" calcext:value-type="float">
            <text:p>120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91" calcext:value-type="float">
            <text:p>91</text:p>
          </table:table-cell>
          <table:table-cell office:value-type="float" office:value="13" calcext:value-type="float">
            <text:p>13</text:p>
          </table:table-cell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958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6 /wcal/edit_entry.php</text:p>
          </table:table-cell>
          <table:table-cell office:value-type="float" office:value="71" calcext:value-type="float">
            <text:p>71</text:p>
          </table:table-cell>
          <table:table-cell office:value-type="float" office:value="75" calcext:value-type="float">
            <text:p>75</text:p>
          </table:table-cell>
          <table:table-cell office:value-type="float" office:value="41" calcext:value-type="float">
            <text:p>41</text:p>
          </table:table-cell>
          <table:table-cell office:value-type="float" office:value="115" calcext:value-type="float">
            <text:p>115</text:p>
          </table:table-cell>
          <table:table-cell office:value-type="float" office:value="122" calcext:value-type="float">
            <text:p>122</text:p>
          </table:table-cell>
          <table:table-cell office:value-type="float" office:value="328" calcext:value-type="float">
            <text:p>328</text:p>
          </table:table-cell>
          <table:table-cell office:value-type="float" office:value="13" calcext:value-type="float">
            <text:p>13</text:p>
          </table:table-cell>
          <table:table-cell office:value-type="float" office:value="1333" calcext:value-type="float">
            <text:p>133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8062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6 /wcal/edit_entry.php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8.1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58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8369.8</text:p>
          </table:table-cell>
        </table:table-row>
        <table:table-row table:style-name="ro1">
          <table:table-cell office:value-type="string" calcext:value-type="string">
            <text:p>17 /wcal/js_cacher.php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5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7 /wcal/js_cacher.php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959</text:p>
          </table:table-cell>
          <table:table-cell office:value-type="string" calcext:value-type="string">
            <text:p>0.48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7 /wcal/js_cacher.php</text:p>
          </table:table-cell>
          <table:table-cell office:value-type="float" office:value="71" calcext:value-type="float">
            <text:p>71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95" calcext:value-type="float">
            <text:p>95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8" calcext:value-type="float">
            <text:p>8</text:p>
          </table:table-cell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8062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7 /wcal/js_cacher.php</text:p>
          </table:table-cell>
          <table:table-cell office:value-type="float" office:value="60" calcext:value-type="float">
            <text:p>60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5.2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58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4978.8</text:p>
          </table:table-cell>
        </table:table-row>
        <table:table-row table:style-name="ro1">
          <table:table-cell office:value-type="string" calcext:value-type="string">
            <text:p>18 /wcal/js_cacher.php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5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8 /wcal/js_cacher.php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959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8 /wcal/js_cacher.php</text:p>
          </table:table-cell>
          <table:table-cell office:value-type="float" office:value="71" calcext:value-type="float">
            <text:p>71</text:p>
          </table:table-cell>
          <table:table-cell office:value-type="float" office:value="51" calcext:value-type="float">
            <text:p>51</text:p>
          </table:table-cell>
          <table:table-cell office:value-type="float" office:value="17" calcext:value-type="float">
            <text:p>17</text:p>
          </table:table-cell>
          <table:table-cell office:value-type="float" office:value="98" calcext:value-type="float">
            <text:p>98</text:p>
          </table:table-cell>
          <table:table-cell office:value-type="float" office:value="117" calcext:value-type="float">
            <text:p>117</text:p>
          </table:table-cell>
          <table:table-cell office:value-type="float" office:value="304" calcext:value-type="float">
            <text:p>304</text:p>
          </table:table-cell>
          <table:table-cell office:value-type="float" office:value="7" calcext:value-type="float">
            <text:p>7</text:p>
          </table:table-cell>
          <table:table-cell office:value-type="float" office:value="810" calcext:value-type="float">
            <text:p>810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8060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8 /wcal/js_cacher.php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5.0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58</text:p>
          </table:table-cell>
          <table:table-cell office:value-type="string" calcext:value-type="string">
            <text:p>0.26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369.8</text:p>
          </table:table-cell>
        </table:table-row>
        <table:table-row table:style-name="ro1">
          <table:table-cell office:value-type="string" calcext:value-type="string">
            <text:p>19 /wcal/edit_entry_handler.php</text:p>
          </table:table-cell>
          <table:table-cell office:value-type="float" office:value="60" calcext:value-type="float">
            <text:p>60</text:p>
          </table:table-cell>
          <table:table-cell office:value-type="float" office:value="18997" calcext:value-type="float">
            <text:p>18997</text:p>
          </table:table-cell>
          <table:table-cell office:value-type="float" office:value="21052" calcext:value-type="float">
            <text:p>21052</text:p>
          </table:table-cell>
          <table:table-cell office:value-type="float" office:value="22805" calcext:value-type="float">
            <text:p>22805</text:p>
          </table:table-cell>
          <table:table-cell office:value-type="float" office:value="23536" calcext:value-type="float">
            <text:p>23536</text:p>
          </table:table-cell>
          <table:table-cell office:value-type="float" office:value="23882" calcext:value-type="float">
            <text:p>23882</text:p>
          </table:table-cell>
          <table:table-cell office:value-type="float" office:value="53" calcext:value-type="float">
            <text:p>53</text:p>
          </table:table-cell>
          <table:table-cell office:value-type="float" office:value="29422" calcext:value-type="float">
            <text:p>29422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752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9 /wcal/edit_entry_handler.php</text:p>
          </table:table-cell>
          <table:table-cell office:value-type="float" office:value="120" calcext:value-type="float">
            <text:p>120</text:p>
          </table:table-cell>
          <table:table-cell office:value-type="float" office:value="27360" calcext:value-type="float">
            <text:p>27360</text:p>
          </table:table-cell>
          <table:table-cell office:value-type="float" office:value="22526" calcext:value-type="float">
            <text:p>22526</text:p>
          </table:table-cell>
          <table:table-cell office:value-type="float" office:value="42443" calcext:value-type="float">
            <text:p>42443</text:p>
          </table:table-cell>
          <table:table-cell office:value-type="float" office:value="43149" calcext:value-type="float">
            <text:p>43149</text:p>
          </table:table-cell>
          <table:table-cell office:value-type="float" office:value="45503" calcext:value-type="float">
            <text:p>45503</text:p>
          </table:table-cell>
          <table:table-cell office:value-type="float" office:value="19" calcext:value-type="float">
            <text:p>19</text:p>
          </table:table-cell>
          <table:table-cell office:value-type="float" office:value="46777" calcext:value-type="float">
            <text:p>4677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626</text:p>
          </table:table-cell>
          <table:table-cell office:value-type="string" calcext:value-type="string">
            <text:p>2.33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9 /wcal/edit_entry_handler.php</text:p>
          </table:table-cell>
          <table:table-cell office:value-type="float" office:value="71" calcext:value-type="float">
            <text:p>71</text:p>
          </table:table-cell>
          <table:table-cell office:value-type="float" office:value="29272" calcext:value-type="float">
            <text:p>29272</text:p>
          </table:table-cell>
          <table:table-cell office:value-type="float" office:value="4046" calcext:value-type="float">
            <text:p>4046</text:p>
          </table:table-cell>
          <table:table-cell office:value-type="float" office:value="82613" calcext:value-type="float">
            <text:p>82613</text:p>
          </table:table-cell>
          <table:table-cell office:value-type="float" office:value="83270" calcext:value-type="float">
            <text:p>83270</text:p>
          </table:table-cell>
          <table:table-cell office:value-type="float" office:value="90047" calcext:value-type="float">
            <text:p>90047</text:p>
          </table:table-cell>
          <table:table-cell office:value-type="float" office:value="44" calcext:value-type="float">
            <text:p>44</text:p>
          </table:table-cell>
          <table:table-cell office:value-type="float" office:value="96704" calcext:value-type="float">
            <text:p>9670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6253</text:p>
          </table:table-cell>
          <table:table-cell office:value-type="string" calcext:value-type="string">
            <text:p>1.68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9 /wcal/edit_entry_handler.php</text:p>
          </table:table-cell>
          <table:table-cell office:value-type="float" office:value="60" calcext:value-type="float">
            <text:p>60</text:p>
          </table:table-cell>
          <table:table-cell office:value-type="float" office:value="18997" calcext:value-type="float">
            <text:p>18997</text:p>
          </table:table-cell>
          <table:table-cell office:value-type="float" office:value="53" calcext:value-type="float">
            <text:p>53</text:p>
          </table:table-cell>
          <table:table-cell office:value-type="float" office:value="29422" calcext:value-type="float">
            <text:p>29422</text:p>
          </table:table-cell>
          <table:table-cell office:value-type="string" calcext:value-type="string">
            <text:p>7034.2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752</text:p>
          </table:table-cell>
          <table:table-cell office:value-type="string" calcext:value-type="string">
            <text:p>2.6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25018.8</text:p>
          </table:table-cell>
        </table:table-row>
        <table:table-row table:style-name="ro1">
          <table:table-cell office:value-type="string" calcext:value-type="string">
            <text:p>20 /wcal/week.php</text:p>
          </table:table-cell>
          <table:table-cell office:value-type="float" office:value="60" calcext:value-type="float">
            <text:p>60</text:p>
          </table:table-cell>
          <table:table-cell office:value-type="float" office:value="17870" calcext:value-type="float">
            <text:p>17870</text:p>
          </table:table-cell>
          <table:table-cell office:value-type="float" office:value="18192" calcext:value-type="float">
            <text:p>18192</text:p>
          </table:table-cell>
          <table:table-cell office:value-type="float" office:value="19369" calcext:value-type="float">
            <text:p>19369</text:p>
          </table:table-cell>
          <table:table-cell office:value-type="float" office:value="19755" calcext:value-type="float">
            <text:p>19755</text:p>
          </table:table-cell>
          <table:table-cell office:value-type="float" office:value="20234" calcext:value-type="float">
            <text:p>20234</text:p>
          </table:table-cell>
          <table:table-cell office:value-type="float" office:value="42" calcext:value-type="float">
            <text:p>42</text:p>
          </table:table-cell>
          <table:table-cell office:value-type="float" office:value="20485" calcext:value-type="float">
            <text:p>2048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74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20 /wcal/week.php</text:p>
          </table:table-cell>
          <table:table-cell office:value-type="float" office:value="120" calcext:value-type="float">
            <text:p>120</text:p>
          </table:table-cell>
          <table:table-cell office:value-type="float" office:value="27504" calcext:value-type="float">
            <text:p>27504</text:p>
          </table:table-cell>
          <table:table-cell office:value-type="float" office:value="20485" calcext:value-type="float">
            <text:p>20485</text:p>
          </table:table-cell>
          <table:table-cell office:value-type="float" office:value="37882" calcext:value-type="float">
            <text:p>37882</text:p>
          </table:table-cell>
          <table:table-cell office:value-type="float" office:value="38195" calcext:value-type="float">
            <text:p>38195</text:p>
          </table:table-cell>
          <table:table-cell office:value-type="float" office:value="38407" calcext:value-type="float">
            <text:p>38407</text:p>
          </table:table-cell>
          <table:table-cell office:value-type="float" office:value="42" calcext:value-type="float">
            <text:p>42</text:p>
          </table:table-cell>
          <table:table-cell office:value-type="float" office:value="38580" calcext:value-type="float">
            <text:p>38580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459</text:p>
          </table:table-cell>
          <table:table-cell office:value-type="string" calcext:value-type="string">
            <text:p>0.92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20 /wcal/week.php</text:p>
          </table:table-cell>
          <table:table-cell office:value-type="float" office:value="59" calcext:value-type="float">
            <text:p>59</text:p>
          </table:table-cell>
          <table:table-cell office:value-type="float" office:value="61019" calcext:value-type="float">
            <text:p>61019</text:p>
          </table:table-cell>
          <table:table-cell office:value-type="float" office:value="73481" calcext:value-type="float">
            <text:p>73481</text:p>
          </table:table-cell>
          <table:table-cell office:value-type="float" office:value="78250" calcext:value-type="float">
            <text:p>78250</text:p>
          </table:table-cell>
          <table:table-cell office:value-type="float" office:value="80165" calcext:value-type="float">
            <text:p>80165</text:p>
          </table:table-cell>
          <table:table-cell office:value-type="float" office:value="80349" calcext:value-type="float">
            <text:p>80349</text:p>
          </table:table-cell>
          <table:table-cell office:value-type="float" office:value="74" calcext:value-type="float">
            <text:p>74</text:p>
          </table:table-cell>
          <table:table-cell office:value-type="float" office:value="82041" calcext:value-type="float">
            <text:p>8204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4156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20 /wcal/week.php</text:p>
          </table:table-cell>
          <table:table-cell office:value-type="float" office:value="60" calcext:value-type="float">
            <text:p>60</text:p>
          </table:table-cell>
          <table:table-cell office:value-type="float" office:value="17870" calcext:value-type="float">
            <text:p>17870</text:p>
          </table:table-cell>
          <table:table-cell office:value-type="float" office:value="42" calcext:value-type="float">
            <text:p>42</text:p>
          </table:table-cell>
          <table:table-cell office:value-type="float" office:value="20485" calcext:value-type="float">
            <text:p>20485</text:p>
          </table:table-cell>
          <table:table-cell office:value-type="string" calcext:value-type="string">
            <text:p>2603.4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743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904.4</text:p>
          </table:table-cell>
        </table:table-row>
        <table:table-row table:style-name="ro1">
          <table:table-cell office:value-type="string" calcext:value-type="string">
            <text:p>21 /wcal/login.php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21 /wcal/login.php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61" calcext:value-type="float">
            <text:p>61</text:p>
          </table:table-cell>
          <table:table-cell office:value-type="float" office:value="12" calcext:value-type="float">
            <text:p>12</text:p>
          </table:table-cell>
          <table:table-cell office:value-type="float" office:value="107" calcext:value-type="float">
            <text:p>10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09490</text:p>
          </table:table-cell>
          <table:table-cell office:value-type="string" calcext:value-type="string">
            <text:p>0.13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21 /wcal/login.php</text:p>
          </table:table-cell>
          <table:table-cell office:value-type="float" office:value="48" calcext:value-type="float">
            <text:p>48</text:p>
          </table:table-cell>
          <table:table-cell office:value-type="float" office:value="53" calcext:value-type="float">
            <text:p>53</text:p>
          </table:table-cell>
          <table:table-cell office:value-type="float" office:value="35" calcext:value-type="float">
            <text:p>35</text:p>
          </table:table-cell>
          <table:table-cell office:value-type="float" office:value="99" calcext:value-type="float">
            <text:p>99</text:p>
          </table:table-cell>
          <table:table-cell office:value-type="float" office:value="169" calcext:value-type="float">
            <text:p>169</text:p>
          </table:table-cell>
          <table:table-cell office:value-type="float" office:value="236" calcext:value-type="float">
            <text:p>236</text:p>
          </table:table-cell>
          <table:table-cell office:value-type="float" office:value="12" calcext:value-type="float">
            <text:p>12</text:p>
          </table:table-cell>
          <table:table-cell office:value-type="float" office:value="236" calcext:value-type="float">
            <text:p>236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3514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21 /wcal/login.php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14.2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1100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1399.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78" calcext:value-type="float">
            <text:p>878</text:p>
          </table:table-cell>
          <table:table-cell office:value-type="float" office:value="6963" calcext:value-type="float">
            <text:p>6963</text:p>
          </table:table-cell>
          <table:table-cell office:value-type="float" office:value="21" calcext:value-type="float">
            <text:p>21</text:p>
          </table:table-cell>
          <table:table-cell office:value-type="float" office:value="20881" calcext:value-type="float">
            <text:p>20881</text:p>
          </table:table-cell>
          <table:table-cell office:value-type="float" office:value="21460" calcext:value-type="float">
            <text:p>21460</text:p>
          </table:table-cell>
          <table:table-cell office:value-type="float" office:value="23074" calcext:value-type="float">
            <text:p>23074</text:p>
          </table:table-cell>
          <table:table-cell office:value-type="float" office:value="7" calcext:value-type="float">
            <text:p>7</text:p>
          </table:table-cell>
          <table:table-cell office:value-type="float" office:value="29422" calcext:value-type="float">
            <text:p>29422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.41478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1781" calcext:value-type="float">
            <text:p>1781</text:p>
          </table:table-cell>
          <table:table-cell office:value-type="float" office:value="10493" calcext:value-type="float">
            <text:p>10493</text:p>
          </table:table-cell>
          <table:table-cell office:value-type="float" office:value="23" calcext:value-type="float">
            <text:p>23</text:p>
          </table:table-cell>
          <table:table-cell office:value-type="float" office:value="39611" calcext:value-type="float">
            <text:p>39611</text:p>
          </table:table-cell>
          <table:table-cell office:value-type="float" office:value="41678" calcext:value-type="float">
            <text:p>41678</text:p>
          </table:table-cell>
          <table:table-cell office:value-type="float" office:value="43341" calcext:value-type="float">
            <text:p>43341</text:p>
          </table:table-cell>
          <table:table-cell office:value-type="float" office:value="7" calcext:value-type="float">
            <text:p>7</text:p>
          </table:table-cell>
          <table:table-cell office:value-type="float" office:value="48029" calcext:value-type="float">
            <text:p>48029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.31668</text:p>
          </table:table-cell>
          <table:table-cell office:value-type="string" calcext:value-type="string">
            <text:p>12.55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1046" calcext:value-type="float">
            <text:p>1046</text:p>
          </table:table-cell>
          <table:table-cell office:value-type="float" office:value="24270" calcext:value-type="float">
            <text:p>24270</text:p>
          </table:table-cell>
          <table:table-cell office:value-type="float" office:value="73" calcext:value-type="float">
            <text:p>73</text:p>
          </table:table-cell>
          <table:table-cell office:value-type="float" office:value="82863" calcext:value-type="float">
            <text:p>82863</text:p>
          </table:table-cell>
          <table:table-cell office:value-type="float" office:value="86784" calcext:value-type="float">
            <text:p>86784</text:p>
          </table:table-cell>
          <table:table-cell office:value-type="float" office:value="90047" calcext:value-type="float">
            <text:p>90047</text:p>
          </table:table-cell>
          <table:table-cell office:value-type="float" office:value="7" calcext:value-type="float">
            <text:p>7</text:p>
          </table:table-cell>
          <table:table-cell office:value-type="float" office:value="96704" calcext:value-type="float">
            <text:p>9670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.60472</text:p>
          </table:table-cell>
          <table:table-cell office:value-type="string" calcext:value-type="string">
            <text:p>13.76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float" office:value="878" calcext:value-type="float">
            <text:p>878</text:p>
          </table:table-cell>
          <table:table-cell office:value-type="float" office:value="6963" calcext:value-type="float">
            <text:p>6963</text:p>
          </table:table-cell>
          <table:table-cell office:value-type="float" office:value="7" calcext:value-type="float">
            <text:p>7</text:p>
          </table:table-cell>
          <table:table-cell office:value-type="float" office:value="29422" calcext:value-type="float">
            <text:p>29422</text:p>
          </table:table-cell>
          <table:table-cell office:value-type="string" calcext:value-type="string">
            <text:p>9517.8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.41478</text:p>
          </table:table-cell>
          <table:table-cell office:value-type="string" calcext:value-type="string">
            <text:p>13.43</text:p>
          </table:table-cell>
          <table:table-cell office:value-type="string" calcext:value-type="string">
            <text:p>0.00</text:p>
          </table:table-cell>
          <table:table-cell office:value-type="string" calcext:value-type="string">
            <text:p>9717.9</text:p>
          </table:table-cell>
        </table:table-row>
        <table:table-row table:style-name="ro1" table:number-rows-repeated="4">
          <table:table-cell table:number-columns-repeated="55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/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  <table:table-cell table:number-columns-repeated="2"/>
          <table:table-cell office:value-type="string" calcext:value-type="string">
            <text:p>Etiqueta</text:p>
          </table:table-cell>
          <table:table-cell office:value-type="string" calcext:value-type="string">
            <text:p># Muestras</text:p>
          </table:table-cell>
          <table:table-cell office:value-type="string" calcext:value-type="string">
            <text:p>Media</text:p>
          </table:table-cell>
          <table:table-cell office:value-type="string" calcext:value-type="string">
            <text:p>Mediana</text:p>
          </table:table-cell>
          <table:table-cell office:value-type="string" calcext:value-type="string">
            <text:p>90% Line</text:p>
          </table:table-cell>
          <table:table-cell office:value-type="string" calcext:value-type="string">
            <text:p>95% Line</text:p>
          </table:table-cell>
          <table:table-cell office:value-type="string" calcext:value-type="string">
            <text:p>99% Line</text:p>
          </table:table-cell>
          <table:table-cell office:value-type="string" calcext:value-type="string">
            <text:p>Mín</text:p>
          </table:table-cell>
          <table:table-cell office:value-type="string" calcext:value-type="string">
            <text:p>Máx</text:p>
          </table:table-cell>
          <table:table-cell office:value-type="string" calcext:value-type="string">
            <text:p>% Error</text:p>
          </table:table-cell>
          <table:table-cell office:value-type="string" calcext:value-type="string">
            <text:p>Rendimiento</text:p>
          </table:table-cell>
          <table:table-cell office:value-type="string" calcext:value-type="string">
            <text:p>Kb/sec</text:p>
          </table:table-cell>
          <table:table-cell office:value-type="string" calcext:value-type="string">
            <text:p>Sent KB/sec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7 /wcal/login.php</text:p>
          </table:table-cell>
          <table:table-cell office:value-type="float" office:value="130" calcext:value-type="float">
            <text:p>130</text:p>
          </table:table-cell>
          <table:table-cell office:value-type="float" office:value="2302" calcext:value-type="float">
            <text:p>2302</text:p>
          </table:table-cell>
          <table:table-cell office:value-type="float" office:value="2460" calcext:value-type="float">
            <text:p>2460</text:p>
          </table:table-cell>
          <table:table-cell office:value-type="float" office:value="3109" calcext:value-type="float">
            <text:p>3109</text:p>
          </table:table-cell>
          <table:table-cell office:value-type="float" office:value="3219" calcext:value-type="float">
            <text:p>3219</text:p>
          </table:table-cell>
          <table:table-cell office:value-type="float" office:value="3541" calcext:value-type="float">
            <text:p>3541</text:p>
          </table:table-cell>
          <table:table-cell office:value-type="float" office:value="14" calcext:value-type="float">
            <text:p>14</text:p>
          </table:table-cell>
          <table:table-cell office:value-type="float" office:value="3584" calcext:value-type="float">
            <text:p>358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9.64750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7 /wcal/login.php</text:p>
          </table:table-cell>
          <table:table-cell office:value-type="float" office:value="240" calcext:value-type="float">
            <text:p>240</text:p>
          </table:table-cell>
          <table:table-cell office:value-type="float" office:value="225750" calcext:value-type="float">
            <text:p>225750</text:p>
          </table:table-cell>
          <table:table-cell office:value-type="float" office:value="7217" calcext:value-type="float">
            <text:p>7217</text:p>
          </table:table-cell>
          <table:table-cell office:value-type="float" office:value="628609" calcext:value-type="float">
            <text:p>628609</text:p>
          </table:table-cell>
          <table:table-cell office:value-type="float" office:value="628732" calcext:value-type="float">
            <text:p>628732</text:p>
          </table:table-cell>
          <table:table-cell office:value-type="float" office:value="628793" calcext:value-type="float">
            <text:p>628793</text:p>
          </table:table-cell>
          <table:table-cell office:value-type="float" office:value="20" calcext:value-type="float">
            <text:p>20</text:p>
          </table:table-cell>
          <table:table-cell office:value-type="float" office:value="628808" calcext:value-type="float">
            <text:p>62880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37628</text:p>
          </table:table-cell>
          <table:table-cell office:value-type="string" calcext:value-type="string">
            <text:p>0.63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7 /wcal/login.php</text:p>
          </table:table-cell>
          <table:table-cell office:value-type="float" office:value="6961" calcext:value-type="float">
            <text:p>6961</text:p>
          </table:table-cell>
          <table:table-cell office:value-type="float" office:value="1534" calcext:value-type="float">
            <text:p>1534</text:p>
          </table:table-cell>
          <table:table-cell office:value-type="float" office:value="542" calcext:value-type="float">
            <text:p>542</text:p>
          </table:table-cell>
          <table:table-cell office:value-type="float" office:value="3692" calcext:value-type="float">
            <text:p>3692</text:p>
          </table:table-cell>
          <table:table-cell office:value-type="float" office:value="5331" calcext:value-type="float">
            <text:p>5331</text:p>
          </table:table-cell>
          <table:table-cell office:value-type="float" office:value="10710" calcext:value-type="float">
            <text:p>10710</text:p>
          </table:table-cell>
          <table:table-cell office:value-type="float" office:value="4" calcext:value-type="float">
            <text:p>4</text:p>
          </table:table-cell>
          <table:table-cell office:value-type="float" office:value="124388" calcext:value-type="float">
            <text:p>12438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0.99177</text:p>
          </table:table-cell>
          <table:table-cell office:value-type="string" calcext:value-type="string">
            <text:p>6.66</text:p>
          </table:table-cell>
          <table:table-cell office:value-type="string" calcext:value-type="string">
            <text:p>4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8 /wcal/css_cacher.php</text:p>
          </table:table-cell>
          <table:table-cell office:value-type="float" office:value="130" calcext:value-type="float">
            <text:p>130</text:p>
          </table:table-cell>
          <table:table-cell office:value-type="float" office:value="474" calcext:value-type="float">
            <text:p>474</text:p>
          </table:table-cell>
          <table:table-cell office:value-type="float" office:value="471" calcext:value-type="float">
            <text:p>471</text:p>
          </table:table-cell>
          <table:table-cell office:value-type="float" office:value="936" calcext:value-type="float">
            <text:p>936</text:p>
          </table:table-cell>
          <table:table-cell office:value-type="float" office:value="1038" calcext:value-type="float">
            <text:p>1038</text:p>
          </table:table-cell>
          <table:table-cell office:value-type="float" office:value="1162" calcext:value-type="float">
            <text:p>1162</text:p>
          </table:table-cell>
          <table:table-cell office:value-type="float" office:value="10" calcext:value-type="float">
            <text:p>10</text:p>
          </table:table-cell>
          <table:table-cell office:value-type="float" office:value="1215" calcext:value-type="float">
            <text:p>121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8.99467</text:p>
          </table:table-cell>
          <table:table-cell office:value-type="string" calcext:value-type="string">
            <text:p>38.1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8 /wcal/css_cacher.php</text:p>
          </table:table-cell>
          <table:table-cell office:value-type="float" office:value="155" calcext:value-type="float">
            <text:p>155</text:p>
          </table:table-cell>
          <table:table-cell office:value-type="float" office:value="16771" calcext:value-type="float">
            <text:p>16771</text:p>
          </table:table-cell>
          <table:table-cell office:value-type="float" office:value="491" calcext:value-type="float">
            <text:p>491</text:p>
          </table:table-cell>
          <table:table-cell office:value-type="float" office:value="1164" calcext:value-type="float">
            <text:p>1164</text:p>
          </table:table-cell>
          <table:table-cell office:value-type="float" office:value="1269" calcext:value-type="float">
            <text:p>1269</text:p>
          </table:table-cell>
          <table:table-cell office:value-type="float" office:value="627942" calcext:value-type="float">
            <text:p>627942</text:p>
          </table:table-cell>
          <table:table-cell office:value-type="float" office:value="9" calcext:value-type="float">
            <text:p>9</text:p>
          </table:table-cell>
          <table:table-cell office:value-type="float" office:value="628768" calcext:value-type="float">
            <text:p>62876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4310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8 /wcal/css_cacher.php</text:p>
          </table:table-cell>
          <table:table-cell office:value-type="float" office:value="6893" calcext:value-type="float">
            <text:p>6893</text:p>
          </table:table-cell>
          <table:table-cell office:value-type="float" office:value="890" calcext:value-type="float">
            <text:p>890</text:p>
          </table:table-cell>
          <table:table-cell office:value-type="float" office:value="160" calcext:value-type="float">
            <text:p>160</text:p>
          </table:table-cell>
          <table:table-cell office:value-type="float" office:value="1971" calcext:value-type="float">
            <text:p>1971</text:p>
          </table:table-cell>
          <table:table-cell office:value-type="float" office:value="3847" calcext:value-type="float">
            <text:p>3847</text:p>
          </table:table-cell>
          <table:table-cell office:value-type="float" office:value="11661" calcext:value-type="float">
            <text:p>11661</text:p>
          </table:table-cell>
          <table:table-cell office:value-type="float" office:value="2" calcext:value-type="float">
            <text:p>2</text:p>
          </table:table-cell>
          <table:table-cell office:value-type="float" office:value="129517" calcext:value-type="float">
            <text:p>12951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0.88917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4.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0 /wcal/login.php</text:p>
          </table:table-cell>
          <table:table-cell office:value-type="float" office:value="130" calcext:value-type="float">
            <text:p>130</text:p>
          </table:table-cell>
          <table:table-cell office:value-type="float" office:value="294932" calcext:value-type="float">
            <text:p>294932</text:p>
          </table:table-cell>
          <table:table-cell office:value-type="float" office:value="314777" calcext:value-type="float">
            <text:p>314777</text:p>
          </table:table-cell>
          <table:table-cell office:value-type="float" office:value="325242" calcext:value-type="float">
            <text:p>325242</text:p>
          </table:table-cell>
          <table:table-cell office:value-type="float" office:value="325802" calcext:value-type="float">
            <text:p>325802</text:p>
          </table:table-cell>
          <table:table-cell office:value-type="float" office:value="327246" calcext:value-type="float">
            <text:p>327246</text:p>
          </table:table-cell>
          <table:table-cell office:value-type="float" office:value="185618" calcext:value-type="float">
            <text:p>185618</text:p>
          </table:table-cell>
          <table:table-cell office:value-type="float" office:value="327821" calcext:value-type="float">
            <text:p>32782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38741</text:p>
          </table:table-cell>
          <table:table-cell office:value-type="string" calcext:value-type="string">
            <text:p>11.02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0 /wcal/login.php</text:p>
          </table:table-cell>
          <table:table-cell office:value-type="float" office:value="151" calcext:value-type="float">
            <text:p>151</text:p>
          </table:table-cell>
          <table:table-cell office:value-type="float" office:value="341879" calcext:value-type="float">
            <text:p>341879</text:p>
          </table:table-cell>
          <table:table-cell office:value-type="float" office:value="362325" calcext:value-type="float">
            <text:p>362325</text:p>
          </table:table-cell>
          <table:table-cell office:value-type="float" office:value="374629" calcext:value-type="float">
            <text:p>374629</text:p>
          </table:table-cell>
          <table:table-cell office:value-type="float" office:value="377709" calcext:value-type="float">
            <text:p>377709</text:p>
          </table:table-cell>
          <table:table-cell office:value-type="float" office:value="381087" calcext:value-type="float">
            <text:p>381087</text:p>
          </table:table-cell>
          <table:table-cell office:value-type="float" office:value="195442" calcext:value-type="float">
            <text:p>195442</text:p>
          </table:table-cell>
          <table:table-cell office:value-type="float" office:value="728413" calcext:value-type="float">
            <text:p>72841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0455</text:p>
          </table:table-cell>
          <table:table-cell office:value-type="string" calcext:value-type="string">
            <text:p>5.78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0 /wcal/login.php</text:p>
          </table:table-cell>
          <table:table-cell office:value-type="float" office:value="6892" calcext:value-type="float">
            <text:p>6892</text:p>
          </table:table-cell>
          <table:table-cell office:value-type="float" office:value="6034" calcext:value-type="float">
            <text:p>6034</text:p>
          </table:table-cell>
          <table:table-cell office:value-type="float" office:value="411" calcext:value-type="float">
            <text:p>411</text:p>
          </table:table-cell>
          <table:table-cell office:value-type="float" office:value="21687" calcext:value-type="float">
            <text:p>21687</text:p>
          </table:table-cell>
          <table:table-cell office:value-type="float" office:value="33558" calcext:value-type="float">
            <text:p>33558</text:p>
          </table:table-cell>
          <table:table-cell office:value-type="float" office:value="73652" calcext:value-type="float">
            <text:p>73652</text:p>
          </table:table-cell>
          <table:table-cell office:value-type="float" office:value="3" calcext:value-type="float">
            <text:p>3</text:p>
          </table:table-cell>
          <table:table-cell office:value-type="float" office:value="122817" calcext:value-type="float">
            <text:p>122817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0.88496</text:p>
          </table:table-cell>
          <table:table-cell office:value-type="string" calcext:value-type="string">
            <text:p>5.94</text:p>
          </table:table-cell>
          <table:table-cell office:value-type="string" calcext:value-type="string">
            <text:p>5.9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1 /wcal/month.php</text:p>
          </table:table-cell>
          <table:table-cell office:value-type="float" office:value="130" calcext:value-type="float">
            <text:p>130</text:p>
          </table:table-cell>
          <table:table-cell office:value-type="float" office:value="293931" calcext:value-type="float">
            <text:p>293931</text:p>
          </table:table-cell>
          <table:table-cell office:value-type="float" office:value="289462" calcext:value-type="float">
            <text:p>289462</text:p>
          </table:table-cell>
          <table:table-cell office:value-type="float" office:value="320669" calcext:value-type="float">
            <text:p>320669</text:p>
          </table:table-cell>
          <table:table-cell office:value-type="float" office:value="321602" calcext:value-type="float">
            <text:p>321602</text:p>
          </table:table-cell>
          <table:table-cell office:value-type="float" office:value="323023" calcext:value-type="float">
            <text:p>323023</text:p>
          </table:table-cell>
          <table:table-cell office:value-type="float" office:value="258800" calcext:value-type="float">
            <text:p>258800</text:p>
          </table:table-cell>
          <table:table-cell office:value-type="float" office:value="323158" calcext:value-type="float">
            <text:p>32315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7649</text:p>
          </table:table-cell>
          <table:table-cell office:value-type="string" calcext:value-type="string">
            <text:p>7.30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1 /wcal/month.php</text:p>
          </table:table-cell>
          <table:table-cell office:value-type="float" office:value="150" calcext:value-type="float">
            <text:p>150</text:p>
          </table:table-cell>
          <table:table-cell office:value-type="float" office:value="327080" calcext:value-type="float">
            <text:p>327080</text:p>
          </table:table-cell>
          <table:table-cell office:value-type="float" office:value="319625" calcext:value-type="float">
            <text:p>319625</text:p>
          </table:table-cell>
          <table:table-cell office:value-type="float" office:value="346017" calcext:value-type="float">
            <text:p>346017</text:p>
          </table:table-cell>
          <table:table-cell office:value-type="float" office:value="346773" calcext:value-type="float">
            <text:p>346773</text:p>
          </table:table-cell>
          <table:table-cell office:value-type="float" office:value="350500" calcext:value-type="float">
            <text:p>350500</text:p>
          </table:table-cell>
          <table:table-cell office:value-type="float" office:value="303663" calcext:value-type="float">
            <text:p>303663</text:p>
          </table:table-cell>
          <table:table-cell office:value-type="float" office:value="353205" calcext:value-type="float">
            <text:p>35320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8037</text:p>
          </table:table-cell>
          <table:table-cell office:value-type="string" calcext:value-type="string">
            <text:p>7.41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1 /wcal/month.php</text:p>
          </table:table-cell>
          <table:table-cell office:value-type="float" office:value="6882" calcext:value-type="float">
            <text:p>6882</text:p>
          </table:table-cell>
          <table:table-cell office:value-type="float" office:value="11466" calcext:value-type="float">
            <text:p>11466</text:p>
          </table:table-cell>
          <table:table-cell office:value-type="float" office:value="173" calcext:value-type="float">
            <text:p>173</text:p>
          </table:table-cell>
          <table:table-cell office:value-type="float" office:value="56735" calcext:value-type="float">
            <text:p>56735</text:p>
          </table:table-cell>
          <table:table-cell office:value-type="float" office:value="92541" calcext:value-type="float">
            <text:p>92541</text:p>
          </table:table-cell>
          <table:table-cell office:value-type="float" office:value="127433" calcext:value-type="float">
            <text:p>127433</text:p>
          </table:table-cell>
          <table:table-cell office:value-type="float" office:value="2" calcext:value-type="float">
            <text:p>2</text:p>
          </table:table-cell>
          <table:table-cell office:value-type="float" office:value="161689" calcext:value-type="float">
            <text:p>161689</text:p>
          </table:table-cell>
          <table:table-cell table:style-name="ce1" office:value-type="string" calcext:value-type="string">
            <text:p>0.015%</text:p>
          </table:table-cell>
          <table:table-cell office:value-type="string" calcext:value-type="string">
            <text:p>10.93125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4.6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2 /wcal/js_cacher.php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8" calcext:value-type="float">
            <text:p>58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38108</text:p>
          </table:table-cell>
          <table:table-cell office:value-type="string" calcext:value-type="string">
            <text:p>0.88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2 /wcal/js_cacher.php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5488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2 /wcal/js_cacher.php</text:p>
          </table:table-cell>
          <table:table-cell office:value-type="float" office:value="6882" calcext:value-type="float">
            <text:p>6882</text:p>
          </table:table-cell>
          <table:table-cell office:value-type="float" office:value="403" calcext:value-type="float">
            <text:p>403</text:p>
          </table:table-cell>
          <table:table-cell office:value-type="float" office:value="156" calcext:value-type="float">
            <text:p>156</text:p>
          </table:table-cell>
          <table:table-cell office:value-type="float" office:value="399" calcext:value-type="float">
            <text:p>399</text:p>
          </table:table-cell>
          <table:table-cell office:value-type="float" office:value="2184" calcext:value-type="float">
            <text:p>2184</text:p>
          </table:table-cell>
          <table:table-cell office:value-type="float" office:value="7043" calcext:value-type="float">
            <text:p>7043</text:p>
          </table:table-cell>
          <table:table-cell office:value-type="float" office:value="2" calcext:value-type="float">
            <text:p>2</text:p>
          </table:table-cell>
          <table:table-cell office:value-type="float" office:value="38371" calcext:value-type="float">
            <text:p>3837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4.17648</text:p>
          </table:table-cell>
          <table:table-cell office:value-type="string" calcext:value-type="string">
            <text:p>4.31</text:p>
          </table:table-cell>
          <table:table-cell office:value-type="string" calcext:value-type="string">
            <text:p>5.0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3 /wcal/css_cacher.php</text:p>
          </table:table-cell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3809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3 /wcal/css_cacher.php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96" calcext:value-type="float">
            <text:p>96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108" calcext:value-type="float">
            <text:p>108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554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3 /wcal/css_cacher.php</text:p>
          </table:table-cell>
          <table:table-cell office:value-type="float" office:value="6882" calcext:value-type="float">
            <text:p>6882</text:p>
          </table:table-cell>
          <table:table-cell office:value-type="float" office:value="437" calcext:value-type="float">
            <text:p>437</text:p>
          </table:table-cell>
          <table:table-cell office:value-type="float" office:value="149" calcext:value-type="float">
            <text:p>149</text:p>
          </table:table-cell>
          <table:table-cell office:value-type="float" office:value="246" calcext:value-type="float">
            <text:p>246</text:p>
          </table:table-cell>
          <table:table-cell office:value-type="float" office:value="745" calcext:value-type="float">
            <text:p>745</text:p>
          </table:table-cell>
          <table:table-cell office:value-type="float" office:value="2896" calcext:value-type="float">
            <text:p>2896</text:p>
          </table:table-cell>
          <table:table-cell office:value-type="float" office:value="2" calcext:value-type="float">
            <text:p>2</text:p>
          </table:table-cell>
          <table:table-cell office:value-type="float" office:value="38722" calcext:value-type="float">
            <text:p>38722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4.30484</text:p>
          </table:table-cell>
          <table:table-cell office:value-type="string" calcext:value-type="string">
            <text:p>5.85</text:p>
          </table:table-cell>
          <table:table-cell office:value-type="string" calcext:value-type="string">
            <text:p>5.3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14 /wcal/week.php</text:p>
          </table:table-cell>
          <table:table-cell office:value-type="float" office:value="59" calcext:value-type="float">
            <text:p>59</text:p>
          </table:table-cell>
          <table:table-cell office:value-type="float" office:value="178132" calcext:value-type="float">
            <text:p>178132</text:p>
          </table:table-cell>
          <table:table-cell office:value-type="float" office:value="169125" calcext:value-type="float">
            <text:p>169125</text:p>
          </table:table-cell>
          <table:table-cell office:value-type="float" office:value="220263" calcext:value-type="float">
            <text:p>220263</text:p>
          </table:table-cell>
          <table:table-cell office:value-type="float" office:value="222766" calcext:value-type="float">
            <text:p>222766</text:p>
          </table:table-cell>
          <table:table-cell office:value-type="float" office:value="231823" calcext:value-type="float">
            <text:p>231823</text:p>
          </table:table-cell>
          <table:table-cell office:value-type="float" office:value="117666" calcext:value-type="float">
            <text:p>117666</text:p>
          </table:table-cell>
          <table:table-cell office:value-type="float" office:value="236204" calcext:value-type="float">
            <text:p>236204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21650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14 /wcal/week.php</text:p>
          </table:table-cell>
          <table:table-cell office:value-type="float" office:value="24" calcext:value-type="float">
            <text:p>24</text:p>
          </table:table-cell>
          <table:table-cell office:value-type="float" office:value="169378" calcext:value-type="float">
            <text:p>169378</text:p>
          </table:table-cell>
          <table:table-cell office:value-type="float" office:value="171226" calcext:value-type="float">
            <text:p>171226</text:p>
          </table:table-cell>
          <table:table-cell office:value-type="float" office:value="192601" calcext:value-type="float">
            <text:p>192601</text:p>
          </table:table-cell>
          <table:table-cell office:value-type="float" office:value="199727" calcext:value-type="float">
            <text:p>199727</text:p>
          </table:table-cell>
          <table:table-cell office:value-type="float" office:value="216642" calcext:value-type="float">
            <text:p>216642</text:p>
          </table:table-cell>
          <table:table-cell office:value-type="float" office:value="131942" calcext:value-type="float">
            <text:p>131942</text:p>
          </table:table-cell>
          <table:table-cell office:value-type="float" office:value="216642" calcext:value-type="float">
            <text:p>216642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10612</text:p>
          </table:table-cell>
          <table:table-cell office:value-type="string" calcext:value-type="string">
            <text:p>1.04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4 /wcal/week.php</text:p>
          </table:table-cell>
          <table:table-cell office:value-type="float" office:value="6882" calcext:value-type="float">
            <text:p>6882</text:p>
          </table:table-cell>
          <table:table-cell office:value-type="float" office:value="3836" calcext:value-type="float">
            <text:p>3836</text:p>
          </table:table-cell>
          <table:table-cell office:value-type="float" office:value="160" calcext:value-type="float">
            <text:p>160</text:p>
          </table:table-cell>
          <table:table-cell office:value-type="float" office:value="407" calcext:value-type="float">
            <text:p>407</text:p>
          </table:table-cell>
          <table:table-cell office:value-type="float" office:value="22146" calcext:value-type="float">
            <text:p>22146</text:p>
          </table:table-cell>
          <table:table-cell office:value-type="float" office:value="105723" calcext:value-type="float">
            <text:p>105723</text:p>
          </table:table-cell>
          <table:table-cell office:value-type="float" office:value="2" calcext:value-type="float">
            <text:p>2</text:p>
          </table:table-cell>
          <table:table-cell office:value-type="float" office:value="110880" calcext:value-type="float">
            <text:p>110880</text:p>
          </table:table-cell>
          <table:table-cell table:style-name="ce1" office:value-type="string" calcext:value-type="string">
            <text:p>0.145%</text:p>
          </table:table-cell>
          <table:table-cell office:value-type="string" calcext:value-type="string">
            <text:p>14.30618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6.2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697" calcext:value-type="float">
            <text:p>697</text:p>
          </table:table-cell>
          <table:table-cell office:value-type="float" office:value="125431" calcext:value-type="float">
            <text:p>125431</text:p>
          </table:table-cell>
          <table:table-cell office:value-type="float" office:value="2881" calcext:value-type="float">
            <text:p>2881</text:p>
          </table:table-cell>
          <table:table-cell office:value-type="float" office:value="320449" calcext:value-type="float">
            <text:p>320449</text:p>
          </table:table-cell>
          <table:table-cell office:value-type="float" office:value="323031" calcext:value-type="float">
            <text:p>323031</text:p>
          </table:table-cell>
          <table:table-cell office:value-type="float" office:value="325802" calcext:value-type="float">
            <text:p>325802</text:p>
          </table:table-cell>
          <table:table-cell office:value-type="float" office:value="8" calcext:value-type="float">
            <text:p>8</text:p>
          </table:table-cell>
          <table:table-cell office:value-type="float" office:value="327821" calcext:value-type="float">
            <text:p>32782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.95815</text:p>
          </table:table-cell>
          <table:table-cell office:value-type="string" calcext:value-type="string">
            <text:p>12.18</text:p>
          </table:table-cell>
          <table:table-cell office:value-type="string" calcext:value-type="string">
            <text:p>0.00</text:p>
          </table:table-cell>
          <table:table-cell/>
          <table:table-cell office:value-type="string" calcext:value-type="string">
            <text:p>TOTAL</text:p>
          </table:table-cell>
          <table:table-cell office:value-type="float" office:value="768" calcext:value-type="float">
            <text:p>768</text:p>
          </table:table-cell>
          <table:table-cell office:value-type="float" office:value="210328" calcext:value-type="float">
            <text:p>210328</text:p>
          </table:table-cell>
          <table:table-cell office:value-type="float" office:value="235399" calcext:value-type="float">
            <text:p>235399</text:p>
          </table:table-cell>
          <table:table-cell office:value-type="float" office:value="627707" calcext:value-type="float">
            <text:p>627707</text:p>
          </table:table-cell>
          <table:table-cell office:value-type="float" office:value="628509" calcext:value-type="float">
            <text:p>628509</text:p>
          </table:table-cell>
          <table:table-cell office:value-type="float" office:value="628770" calcext:value-type="float">
            <text:p>628770</text:p>
          </table:table-cell>
          <table:table-cell office:value-type="float" office:value="8" calcext:value-type="float">
            <text:p>8</text:p>
          </table:table-cell>
          <table:table-cell office:value-type="float" office:value="728413" calcext:value-type="float">
            <text:p>728413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.04031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0.00</text:p>
          </table:table-cell>
          <table:table-cell table:number-columns-repeated="2"/>
          <table:table-cell office:value-type="string" calcext:value-type="string">
            <text:p>15 /wcal/view_entry.php</text:p>
          </table:table-cell>
          <table:table-cell office:value-type="float" office:value="6882" calcext:value-type="float">
            <text:p>6882</text:p>
          </table:table-cell>
          <table:table-cell office:value-type="float" office:value="364" calcext:value-type="float">
            <text:p>364</text:p>
          </table:table-cell>
          <table:table-cell office:value-type="float" office:value="164" calcext:value-type="float">
            <text:p>164</text:p>
          </table:table-cell>
          <table:table-cell office:value-type="float" office:value="422" calcext:value-type="float">
            <text:p>422</text:p>
          </table:table-cell>
          <table:table-cell office:value-type="float" office:value="1962" calcext:value-type="float">
            <text:p>1962</text:p>
          </table:table-cell>
          <table:table-cell office:value-type="float" office:value="3565" calcext:value-type="float">
            <text:p>3565</text:p>
          </table:table-cell>
          <table:table-cell office:value-type="float" office:value="2" calcext:value-type="float">
            <text:p>2</text:p>
          </table:table-cell>
          <table:table-cell office:value-type="float" office:value="52721" calcext:value-type="float">
            <text:p>52721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4.34548</text:p>
          </table:table-cell>
          <table:table-cell office:value-type="string" calcext:value-type="string">
            <text:p>4.42</text:p>
          </table:table-cell>
          <table:table-cell office:value-type="string" calcext:value-type="string">
            <text:p>6.84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string" calcext:value-type="string">
            <text:p>16 /wcal/edit_entry.php</text:p>
          </table:table-cell>
          <table:table-cell office:value-type="float" office:value="6882" calcext:value-type="float">
            <text:p>6882</text:p>
          </table:table-cell>
          <table:table-cell office:value-type="float" office:value="424" calcext:value-type="float">
            <text:p>424</text:p>
          </table:table-cell>
          <table:table-cell office:value-type="float" office:value="163" calcext:value-type="float">
            <text:p>163</text:p>
          </table:table-cell>
          <table:table-cell office:value-type="float" office:value="399" calcext:value-type="float">
            <text:p>399</text:p>
          </table:table-cell>
          <table:table-cell office:value-type="float" office:value="2140" calcext:value-type="float">
            <text:p>2140</text:p>
          </table:table-cell>
          <table:table-cell office:value-type="float" office:value="4732" calcext:value-type="float">
            <text:p>4732</text:p>
          </table:table-cell>
          <table:table-cell office:value-type="float" office:value="2" calcext:value-type="float">
            <text:p>2</text:p>
          </table:table-cell>
          <table:table-cell office:value-type="float" office:value="121486" calcext:value-type="float">
            <text:p>121486</text:p>
          </table:table-cell>
          <table:table-cell table:style-name="ce1" office:value-type="string" calcext:value-type="string">
            <text:p>0.015%</text:p>
          </table:table-cell>
          <table:table-cell office:value-type="string" calcext:value-type="string">
            <text:p>14.40071</text:p>
          </table:table-cell>
          <table:table-cell office:value-type="string" calcext:value-type="string">
            <text:p>8.96</text:p>
          </table:table-cell>
          <table:table-cell office:value-type="string" calcext:value-type="string">
            <text:p>7.09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string" calcext:value-type="string">
            <text:p>17 /wcal/js_cacher.php</text:p>
          </table:table-cell>
          <table:table-cell office:value-type="float" office:value="6882" calcext:value-type="float">
            <text:p>6882</text:p>
          </table:table-cell>
          <table:table-cell office:value-type="float" office:value="354" calcext:value-type="float">
            <text:p>354</text:p>
          </table:table-cell>
          <table:table-cell office:value-type="float" office:value="160" calcext:value-type="float">
            <text:p>160</text:p>
          </table:table-cell>
          <table:table-cell office:value-type="float" office:value="350" calcext:value-type="float">
            <text:p>350</text:p>
          </table:table-cell>
          <table:table-cell office:value-type="float" office:value="1596" calcext:value-type="float">
            <text:p>1596</text:p>
          </table:table-cell>
          <table:table-cell office:value-type="float" office:value="2966" calcext:value-type="float">
            <text:p>2966</text:p>
          </table:table-cell>
          <table:table-cell office:value-type="float" office:value="2" calcext:value-type="float">
            <text:p>2</text:p>
          </table:table-cell>
          <table:table-cell office:value-type="float" office:value="100394" calcext:value-type="float">
            <text:p>100394</text:p>
          </table:table-cell>
          <table:table-cell table:style-name="ce1" office:value-type="string" calcext:value-type="string">
            <text:p>0.029%</text:p>
          </table:table-cell>
          <table:table-cell office:value-type="string" calcext:value-type="string">
            <text:p>14.45762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5.93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string" calcext:value-type="string">
            <text:p>18 /wcal/js_cacher.php</text:p>
          </table:table-cell>
          <table:table-cell office:value-type="float" office:value="6882" calcext:value-type="float">
            <text:p>6882</text:p>
          </table:table-cell>
          <table:table-cell office:value-type="float" office:value="744" calcext:value-type="float">
            <text:p>744</text:p>
          </table:table-cell>
          <table:table-cell office:value-type="float" office:value="157" calcext:value-type="float">
            <text:p>157</text:p>
          </table:table-cell>
          <table:table-cell office:value-type="float" office:value="406" calcext:value-type="float">
            <text:p>406</text:p>
          </table:table-cell>
          <table:table-cell office:value-type="float" office:value="1974" calcext:value-type="float">
            <text:p>1974</text:p>
          </table:table-cell>
          <table:table-cell office:value-type="float" office:value="6790" calcext:value-type="float">
            <text:p>6790</text:p>
          </table:table-cell>
          <table:table-cell office:value-type="float" office:value="1" calcext:value-type="float">
            <text:p>1</text:p>
          </table:table-cell>
          <table:table-cell office:value-type="float" office:value="102935" calcext:value-type="float">
            <text:p>102935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4.36428</text:p>
          </table:table-cell>
          <table:table-cell office:value-type="string" calcext:value-type="string">
            <text:p>6.39</text:p>
          </table:table-cell>
          <table:table-cell office:value-type="string" calcext:value-type="string">
            <text:p>5.55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string" calcext:value-type="string">
            <text:p>19 /wcal/edit_entry_handler.php</text:p>
          </table:table-cell>
          <table:table-cell office:value-type="float" office:value="6881" calcext:value-type="float">
            <text:p>6881</text:p>
          </table:table-cell>
          <table:table-cell office:value-type="float" office:value="2033" calcext:value-type="float">
            <text:p>2033</text:p>
          </table:table-cell>
          <table:table-cell office:value-type="float" office:value="328" calcext:value-type="float">
            <text:p>328</text:p>
          </table:table-cell>
          <table:table-cell office:value-type="float" office:value="2955" calcext:value-type="float">
            <text:p>2955</text:p>
          </table:table-cell>
          <table:table-cell office:value-type="float" office:value="4046" calcext:value-type="float">
            <text:p>4046</text:p>
          </table:table-cell>
          <table:table-cell office:value-type="float" office:value="64499" calcext:value-type="float">
            <text:p>64499</text:p>
          </table:table-cell>
          <table:table-cell office:value-type="float" office:value="2" calcext:value-type="float">
            <text:p>2</text:p>
          </table:table-cell>
          <table:table-cell office:value-type="float" office:value="103932" calcext:value-type="float">
            <text:p>103932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4.45789</text:p>
          </table:table-cell>
          <table:table-cell office:value-type="string" calcext:value-type="string">
            <text:p>6.70</text:p>
          </table:table-cell>
          <table:table-cell office:value-type="string" calcext:value-type="string">
            <text:p>16.43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string" calcext:value-type="string">
            <text:p>20 /wcal/week.php</text:p>
          </table:table-cell>
          <table:table-cell office:value-type="float" office:value="6881" calcext:value-type="float">
            <text:p>6881</text:p>
          </table:table-cell>
          <table:table-cell office:value-type="float" office:value="7001" calcext:value-type="float">
            <text:p>7001</text:p>
          </table:table-cell>
          <table:table-cell office:value-type="float" office:value="166" calcext:value-type="float">
            <text:p>166</text:p>
          </table:table-cell>
          <table:table-cell office:value-type="float" office:value="20522" calcext:value-type="float">
            <text:p>20522</text:p>
          </table:table-cell>
          <table:table-cell office:value-type="float" office:value="67053" calcext:value-type="float">
            <text:p>67053</text:p>
          </table:table-cell>
          <table:table-cell office:value-type="float" office:value="104264" calcext:value-type="float">
            <text:p>104264</text:p>
          </table:table-cell>
          <table:table-cell office:value-type="float" office:value="2" calcext:value-type="float">
            <text:p>2</text:p>
          </table:table-cell>
          <table:table-cell office:value-type="float" office:value="112614" calcext:value-type="float">
            <text:p>112614</text:p>
          </table:table-cell>
          <table:table-cell table:style-name="ce1" office:value-type="string" calcext:value-type="string">
            <text:p>0.552%</text:p>
          </table:table-cell>
          <table:table-cell office:value-type="string" calcext:value-type="string">
            <text:p>14.50366</text:p>
          </table:table-cell>
          <table:table-cell office:value-type="string" calcext:value-type="string">
            <text:p>4.49</text:p>
          </table:table-cell>
          <table:table-cell office:value-type="string" calcext:value-type="string">
            <text:p>6.71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string" calcext:value-type="string">
            <text:p>21 /wcal/login.php</text:p>
          </table:table-cell>
          <table:table-cell office:value-type="float" office:value="6881" calcext:value-type="float">
            <text:p>6881</text:p>
          </table:table-cell>
          <table:table-cell office:value-type="float" office:value="3921" calcext:value-type="float">
            <text:p>3921</text:p>
          </table:table-cell>
          <table:table-cell office:value-type="float" office:value="895" calcext:value-type="float">
            <text:p>895</text:p>
          </table:table-cell>
          <table:table-cell office:value-type="float" office:value="9328" calcext:value-type="float">
            <text:p>9328</text:p>
          </table:table-cell>
          <table:table-cell office:value-type="float" office:value="10819" calcext:value-type="float">
            <text:p>10819</text:p>
          </table:table-cell>
          <table:table-cell office:value-type="float" office:value="15637" calcext:value-type="float">
            <text:p>15637</text:p>
          </table:table-cell>
          <table:table-cell office:value-type="float" office:value="3" calcext:value-type="float">
            <text:p>3</text:p>
          </table:table-cell>
          <table:table-cell office:value-type="float" office:value="76802" calcext:value-type="float">
            <text:p>76802</text:p>
          </table:table-cell>
          <table:table-cell table:style-name="ce1" office:value-type="string" calcext:value-type="string">
            <text:p>0.000%</text:p>
          </table:table-cell>
          <table:table-cell office:value-type="string" calcext:value-type="string">
            <text:p>14.40332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6.46</text:p>
          </table:table-cell>
          <table:table-cell table:number-columns-repeated="13"/>
        </table:table-row>
        <table:table-row table:style-name="ro1">
          <table:table-cell table:number-columns-repeated="29"/>
          <table:table-cell office:value-type="string" calcext:value-type="string">
            <text:p>TOTAL</text:p>
          </table:table-cell>
          <table:table-cell office:value-type="float" office:value="96445" calcext:value-type="float">
            <text:p>96445</text:p>
          </table:table-cell>
          <table:table-cell office:value-type="float" office:value="2816" calcext:value-type="float">
            <text:p>2816</text:p>
          </table:table-cell>
          <table:table-cell office:value-type="float" office:value="180" calcext:value-type="float">
            <text:p>180</text:p>
          </table:table-cell>
          <table:table-cell office:value-type="float" office:value="3135" calcext:value-type="float">
            <text:p>3135</text:p>
          </table:table-cell>
          <table:table-cell office:value-type="float" office:value="9660" calcext:value-type="float">
            <text:p>9660</text:p>
          </table:table-cell>
          <table:table-cell office:value-type="float" office:value="84983" calcext:value-type="float">
            <text:p>84983</text:p>
          </table:table-cell>
          <table:table-cell office:value-type="float" office:value="1" calcext:value-type="float">
            <text:p>1</text:p>
          </table:table-cell>
          <table:table-cell office:value-type="float" office:value="161689" calcext:value-type="float">
            <text:p>161689</text:p>
          </table:table-cell>
          <table:table-cell table:style-name="ce1" office:value-type="string" calcext:value-type="string">
            <text:p>0.054%</text:p>
          </table:table-cell>
          <table:table-cell office:value-type="string" calcext:value-type="string">
            <text:p>152.29152</text:p>
          </table:table-cell>
          <table:table-cell office:value-type="string" calcext:value-type="string">
            <text:p>71.29</text:p>
          </table:table-cell>
          <table:table-cell office:value-type="string" calcext:value-type="string">
            <text:p>73.9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Rendimiento 10</text:p>
          </table:table-cell>
          <table:table-cell office:value-type="string" calcext:value-type="string">
            <text:p>Rendimiento 20</text:p>
          </table:table-cell>
          <table:table-cell office:value-type="string" calcext:value-type="string">
            <text:p>Rendimiento 40</text:p>
          </table:table-cell>
          <table:table-cell office:value-type="string" calcext:value-type="string">
            <text:p>Rendimiento 70</text:p>
          </table:table-cell>
          <table:table-cell office:value-type="string" calcext:value-type="string">
            <text:p>Rendimiento 130</text:p>
          </table:table-cell>
          <table:table-cell office:value-type="string" calcext:value-type="string">
            <text:p>Rendimiento 240</text:p>
          </table:table-cell>
          <table:table-cell office:value-type="string" calcext:value-type="string">
            <text:p>Rendimiento 4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7 /wcal/login.php</text:p>
          </table:table-cell>
          <table:table-cell office:value-type="float" office:value="0.11323" calcext:value-type="float">
            <text:p>0,11323</text:p>
          </table:table-cell>
          <table:table-cell office:value-type="float" office:value="0.11202" calcext:value-type="float">
            <text:p>0,11202</text:p>
          </table:table-cell>
          <table:table-cell office:value-type="float" office:value="0.14684" calcext:value-type="float">
            <text:p>0,14684</text:p>
          </table:table-cell>
          <table:table-cell office:value-type="float" office:value="0.11323" calcext:value-type="float">
            <text:p>0,11323</text:p>
          </table:table-cell>
          <table:table-cell office:value-type="float" office:value="9.6475" calcext:value-type="float">
            <text:p>9,6475</text:p>
          </table:table-cell>
          <table:table-cell office:value-type="float" office:value="0.37628" calcext:value-type="float">
            <text:p>0,37628</text:p>
          </table:table-cell>
          <table:table-cell office:value-type="float" office:value="10.99177" calcext:value-type="float">
            <text:p>10,9917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8 /wcal/css_cacher.php</text:p>
          </table:table-cell>
          <table:table-cell office:value-type="float" office:value="0.11323" calcext:value-type="float">
            <text:p>0,11323</text:p>
          </table:table-cell>
          <table:table-cell office:value-type="float" office:value="0.11202" calcext:value-type="float">
            <text:p>0,11202</text:p>
          </table:table-cell>
          <table:table-cell office:value-type="float" office:value="0.14685" calcext:value-type="float">
            <text:p>0,14685</text:p>
          </table:table-cell>
          <table:table-cell office:value-type="float" office:value="0.11323" calcext:value-type="float">
            <text:p>0,11323</text:p>
          </table:table-cell>
          <table:table-cell office:value-type="float" office:value="8.99467" calcext:value-type="float">
            <text:p>8,99467</text:p>
          </table:table-cell>
          <table:table-cell office:value-type="float" office:value="0.2431" calcext:value-type="float">
            <text:p>0,2431</text:p>
          </table:table-cell>
          <table:table-cell office:value-type="float" office:value="10.88917" calcext:value-type="float">
            <text:p>10,8891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0 /wcal/login.php</text:p>
          </table:table-cell>
          <table:table-cell office:value-type="float" office:value="0.11119" calcext:value-type="float">
            <text:p>0,11119</text:p>
          </table:table-cell>
          <table:table-cell office:value-type="float" office:value="0.10942" calcext:value-type="float">
            <text:p>0,10942</text:p>
          </table:table-cell>
          <table:table-cell office:value-type="float" office:value="0.13518" calcext:value-type="float">
            <text:p>0,13518</text:p>
          </table:table-cell>
          <table:table-cell office:value-type="float" office:value="0.11119" calcext:value-type="float">
            <text:p>0,11119</text:p>
          </table:table-cell>
          <table:table-cell office:value-type="float" office:value="0.38741" calcext:value-type="float">
            <text:p>0,38741</text:p>
          </table:table-cell>
          <table:table-cell office:value-type="float" office:value="0.20455" calcext:value-type="float">
            <text:p>0,20455</text:p>
          </table:table-cell>
          <table:table-cell office:value-type="float" office:value="10.88496" calcext:value-type="float">
            <text:p>10,884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1 /wcal/month.php</text:p>
          </table:table-cell>
          <table:table-cell office:value-type="float" office:value="0.10735" calcext:value-type="float">
            <text:p>0,10735</text:p>
          </table:table-cell>
          <table:table-cell office:value-type="float" office:value="0.09875" calcext:value-type="float">
            <text:p>0,09875</text:p>
          </table:table-cell>
          <table:table-cell office:value-type="float" office:value="0.14465" calcext:value-type="float">
            <text:p>0,14465</text:p>
          </table:table-cell>
          <table:table-cell office:value-type="float" office:value="0.10735" calcext:value-type="float">
            <text:p>0,10735</text:p>
          </table:table-cell>
          <table:table-cell office:value-type="float" office:value="0.27649" calcext:value-type="float">
            <text:p>0,27649</text:p>
          </table:table-cell>
          <table:table-cell office:value-type="float" office:value="0.28037" calcext:value-type="float">
            <text:p>0,28037</text:p>
          </table:table-cell>
          <table:table-cell office:value-type="float" office:value="10.93125" calcext:value-type="float">
            <text:p>10,93125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2 /wcal/js_cacher.php</text:p>
          </table:table-cell>
          <table:table-cell office:value-type="float" office:value="0.10593" calcext:value-type="float">
            <text:p>0,10593</text:p>
          </table:table-cell>
          <table:table-cell office:value-type="float" office:value="0.10297" calcext:value-type="float">
            <text:p>0,10297</text:p>
          </table:table-cell>
          <table:table-cell office:value-type="float" office:value="0.17" calcext:value-type="float">
            <text:p>0,17</text:p>
          </table:table-cell>
          <table:table-cell office:value-type="float" office:value="0.10593" calcext:value-type="float">
            <text:p>0,10593</text:p>
          </table:table-cell>
          <table:table-cell office:value-type="float" office:value="0.38108" calcext:value-type="float">
            <text:p>0,38108</text:p>
          </table:table-cell>
          <table:table-cell office:value-type="float" office:value="0.25488" calcext:value-type="float">
            <text:p>0,25488</text:p>
          </table:table-cell>
          <table:table-cell office:value-type="float" office:value="14.17648" calcext:value-type="float">
            <text:p>14,1764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3 /wcal/css_cacher.php</text:p>
          </table:table-cell>
          <table:table-cell office:value-type="float" office:value="0.10593" calcext:value-type="float">
            <text:p>0,10593</text:p>
          </table:table-cell>
          <table:table-cell office:value-type="float" office:value="0.10297" calcext:value-type="float">
            <text:p>0,10297</text:p>
          </table:table-cell>
          <table:table-cell office:value-type="float" office:value="0.16999" calcext:value-type="float">
            <text:p>0,16999</text:p>
          </table:table-cell>
          <table:table-cell office:value-type="float" office:value="0.10593" calcext:value-type="float">
            <text:p>0,10593</text:p>
          </table:table-cell>
          <table:table-cell office:value-type="float" office:value="0.38098" calcext:value-type="float">
            <text:p>0,38098</text:p>
          </table:table-cell>
          <table:table-cell office:value-type="float" office:value="0.2554" calcext:value-type="float">
            <text:p>0,2554</text:p>
          </table:table-cell>
          <table:table-cell office:value-type="float" office:value="14.30484" calcext:value-type="float">
            <text:p>14,3048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 /wcal/week.php</text:p>
          </table:table-cell>
          <table:table-cell office:value-type="float" office:value="0.10387" calcext:value-type="float">
            <text:p>0,10387</text:p>
          </table:table-cell>
          <table:table-cell office:value-type="float" office:value="0.09966" calcext:value-type="float">
            <text:p>0,09966</text:p>
          </table:table-cell>
          <table:table-cell office:value-type="float" office:value="0.15589" calcext:value-type="float">
            <text:p>0,15589</text:p>
          </table:table-cell>
          <table:table-cell office:value-type="float" office:value="0.10387" calcext:value-type="float">
            <text:p>0,10387</text:p>
          </table:table-cell>
          <table:table-cell office:value-type="float" office:value="0.2165" calcext:value-type="float">
            <text:p>0,2165</text:p>
          </table:table-cell>
          <table:table-cell office:value-type="float" office:value="0.10612" calcext:value-type="float">
            <text:p>0,10612</text:p>
          </table:table-cell>
          <table:table-cell office:value-type="float" office:value="14.30618" calcext:value-type="float">
            <text:p>14,3061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5 /wcal/view_entry.php</text:p>
          </table:table-cell>
          <table:table-cell office:value-type="float" office:value="0.11158" calcext:value-type="float">
            <text:p>0,11158</text:p>
          </table:table-cell>
          <table:table-cell office:value-type="float" office:value="0.09958" calcext:value-type="float">
            <text:p>0,09958</text:p>
          </table:table-cell>
          <table:table-cell office:value-type="float" office:value="0.18057" calcext:value-type="float">
            <text:p>0,18057</text:p>
          </table:table-cell>
          <table:table-cell office:value-type="float" office:value="0.11158" calcext:value-type="float">
            <text:p>0,1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4548" calcext:value-type="float">
            <text:p>14,3454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6 /wcal/edit_entry.php</text:p>
          </table:table-cell>
          <table:table-cell office:value-type="float" office:value="0.11158" calcext:value-type="float">
            <text:p>0,11158</text:p>
          </table:table-cell>
          <table:table-cell office:value-type="float" office:value="0.09958" calcext:value-type="float">
            <text:p>0,09958</text:p>
          </table:table-cell>
          <table:table-cell office:value-type="float" office:value="0.18062" calcext:value-type="float">
            <text:p>0,18062</text:p>
          </table:table-cell>
          <table:table-cell office:value-type="float" office:value="0.11158" calcext:value-type="float">
            <text:p>0,1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0071" calcext:value-type="float">
            <text:p>14,400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7 /wcal/js_cacher.php</text:p>
          </table:table-cell>
          <table:table-cell office:value-type="float" office:value="0.11158" calcext:value-type="float">
            <text:p>0,11158</text:p>
          </table:table-cell>
          <table:table-cell office:value-type="float" office:value="0.09959" calcext:value-type="float">
            <text:p>0,09959</text:p>
          </table:table-cell>
          <table:table-cell office:value-type="float" office:value="0.18062" calcext:value-type="float">
            <text:p>0,18062</text:p>
          </table:table-cell>
          <table:table-cell office:value-type="float" office:value="0.11158" calcext:value-type="float">
            <text:p>0,1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5762" calcext:value-type="float">
            <text:p>14,4576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8 /wcal/js_cacher.php</text:p>
          </table:table-cell>
          <table:table-cell office:value-type="float" office:value="0.11158" calcext:value-type="float">
            <text:p>0,11158</text:p>
          </table:table-cell>
          <table:table-cell office:value-type="float" office:value="0.09959" calcext:value-type="float">
            <text:p>0,09959</text:p>
          </table:table-cell>
          <table:table-cell office:value-type="float" office:value="0.1806" calcext:value-type="float">
            <text:p>0,1806</text:p>
          </table:table-cell>
          <table:table-cell office:value-type="float" office:value="0.11158" calcext:value-type="float">
            <text:p>0,111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36428" calcext:value-type="float">
            <text:p>14,3642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9 /wcal/edit_entry_handler.php</text:p>
          </table:table-cell>
          <table:table-cell office:value-type="float" office:value="0.10752" calcext:value-type="float">
            <text:p>0,10752</text:p>
          </table:table-cell>
          <table:table-cell office:value-type="float" office:value="0.09626" calcext:value-type="float">
            <text:p>0,09626</text:p>
          </table:table-cell>
          <table:table-cell office:value-type="float" office:value="0.16253" calcext:value-type="float">
            <text:p>0,16253</text:p>
          </table:table-cell>
          <table:table-cell office:value-type="float" office:value="0.10752" calcext:value-type="float">
            <text:p>0,107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5789" calcext:value-type="float">
            <text:p>14,457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0 /wcal/week.php</text:p>
          </table:table-cell>
          <table:table-cell office:value-type="float" office:value="0.10743" calcext:value-type="float">
            <text:p>0,10743</text:p>
          </table:table-cell>
          <table:table-cell office:value-type="float" office:value="0.09459" calcext:value-type="float">
            <text:p>0,09459</text:p>
          </table:table-cell>
          <table:table-cell office:value-type="float" office:value="0.14156" calcext:value-type="float">
            <text:p>0,14156</text:p>
          </table:table-cell>
          <table:table-cell office:value-type="float" office:value="0.10743" calcext:value-type="float">
            <text:p>0,107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50366" calcext:value-type="float">
            <text:p>14,503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1 /wcal/login.php</text:p>
          </table:table-cell>
          <table:table-cell office:value-type="float" office:value="0.111" calcext:value-type="float">
            <text:p>0,111</text:p>
          </table:table-cell>
          <table:table-cell office:value-type="float" office:value="0.0949" calcext:value-type="float">
            <text:p>0,0949</text:p>
          </table:table-cell>
          <table:table-cell office:value-type="float" office:value="0.13514" calcext:value-type="float">
            <text:p>0,13514</text:p>
          </table:table-cell>
          <table:table-cell office:value-type="float" office:value="0.111" calcext:value-type="float">
            <text:p>0,1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.40332" calcext:value-type="float">
            <text:p>14,4033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OTAL</text:p>
          </table:table-cell>
          <table:table-cell office:value-type="string" calcext:value-type="string">
            <text:p>1.41478</text:p>
          </table:table-cell>
          <table:table-cell office:value-type="string" calcext:value-type="string">
            <text:p>1.31668</text:p>
          </table:table-cell>
          <table:table-cell office:value-type="string" calcext:value-type="string">
            <text:p>1.60472</text:p>
          </table:table-cell>
          <table:table-cell office:value-type="string" calcext:value-type="string">
            <text:p>1.4147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52.29152</text:p>
          </table:table-cell>
          <table:table-cell table:number-columns-repeated="47"/>
        </table:table-row>
        <table:table-row table:style-name="ro1" table:number-rows-repeated="7">
          <table:table-cell table:number-columns-repeated="55"/>
        </table:table-row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Media tiempo 10</text:p>
          </table:table-cell>
          <table:table-cell office:value-type="string" calcext:value-type="string">
            <text:p>Media tiempo 20</text:p>
          </table:table-cell>
          <table:table-cell office:value-type="string" calcext:value-type="string">
            <text:p>Media tiempo 40</text:p>
          </table:table-cell>
          <table:table-cell office:value-type="string" calcext:value-type="string">
            <text:p>Media tiempo 70</text:p>
          </table:table-cell>
          <table:table-cell office:value-type="string" calcext:value-type="string">
            <text:p>Media tiempo 130</text:p>
          </table:table-cell>
          <table:table-cell office:value-type="string" calcext:value-type="string">
            <text:p>Media tiempo 240</text:p>
          </table:table-cell>
          <table:table-cell office:value-type="string" calcext:value-type="string">
            <text:p>Media tiempo 4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7 /wcal/login.php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9" calcext:value-type="float">
            <text:p>79</text:p>
          </table:table-cell>
          <table:table-cell office:value-type="float" office:value="21" calcext:value-type="float">
            <text:p>21</text:p>
          </table:table-cell>
          <table:table-cell office:value-type="float" office:value="2302" calcext:value-type="float">
            <text:p>2302</text:p>
          </table:table-cell>
          <table:table-cell office:value-type="float" office:value="225750" calcext:value-type="float">
            <text:p>225750</text:p>
          </table:table-cell>
          <table:table-cell office:value-type="float" office:value="1534" calcext:value-type="float">
            <text:p>153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8 /wcal/css_cacher.php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float" office:value="474" calcext:value-type="float">
            <text:p>474</text:p>
          </table:table-cell>
          <table:table-cell office:value-type="float" office:value="16771" calcext:value-type="float">
            <text:p>16771</text:p>
          </table:table-cell>
          <table:table-cell office:value-type="float" office:value="890" calcext:value-type="float">
            <text:p>89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0 /wcal/login.php</text:p>
          </table:table-cell>
          <table:table-cell office:value-type="float" office:value="19783" calcext:value-type="float">
            <text:p>19783</text:p>
          </table:table-cell>
          <table:table-cell office:value-type="float" office:value="30398" calcext:value-type="float">
            <text:p>30398</text:p>
          </table:table-cell>
          <table:table-cell office:value-type="float" office:value="81298" calcext:value-type="float">
            <text:p>81298</text:p>
          </table:table-cell>
          <table:table-cell office:value-type="float" office:value="19783" calcext:value-type="float">
            <text:p>19783</text:p>
          </table:table-cell>
          <table:table-cell office:value-type="float" office:value="294932" calcext:value-type="float">
            <text:p>294932</text:p>
          </table:table-cell>
          <table:table-cell office:value-type="float" office:value="341879" calcext:value-type="float">
            <text:p>341879</text:p>
          </table:table-cell>
          <table:table-cell office:value-type="float" office:value="6034" calcext:value-type="float">
            <text:p>603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1 /wcal/month.php</text:p>
          </table:table-cell>
          <table:table-cell office:value-type="float" office:value="20728" calcext:value-type="float">
            <text:p>20728</text:p>
          </table:table-cell>
          <table:table-cell office:value-type="float" office:value="31079" calcext:value-type="float">
            <text:p>31079</text:p>
          </table:table-cell>
          <table:table-cell office:value-type="float" office:value="84310" calcext:value-type="float">
            <text:p>84310</text:p>
          </table:table-cell>
          <table:table-cell office:value-type="float" office:value="20728" calcext:value-type="float">
            <text:p>20728</text:p>
          </table:table-cell>
          <table:table-cell office:value-type="float" office:value="293931" calcext:value-type="float">
            <text:p>293931</text:p>
          </table:table-cell>
          <table:table-cell office:value-type="float" office:value="327080" calcext:value-type="float">
            <text:p>327080</text:p>
          </table:table-cell>
          <table:table-cell office:value-type="float" office:value="11466" calcext:value-type="float">
            <text:p>1146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2 /wcal/js_cacher.php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403" calcext:value-type="float">
            <text:p>40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3 /wcal/css_cacher.php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37" calcext:value-type="float">
            <text:p>437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 /wcal/week.php</text:p>
          </table:table-cell>
          <table:table-cell office:value-type="float" office:value="18694" calcext:value-type="float">
            <text:p>18694</text:p>
          </table:table-cell>
          <table:table-cell office:value-type="float" office:value="28279" calcext:value-type="float">
            <text:p>28279</text:p>
          </table:table-cell>
          <table:table-cell office:value-type="float" office:value="72121" calcext:value-type="float">
            <text:p>72121</text:p>
          </table:table-cell>
          <table:table-cell office:value-type="float" office:value="18694" calcext:value-type="float">
            <text:p>18694</text:p>
          </table:table-cell>
          <table:table-cell office:value-type="float" office:value="178132" calcext:value-type="float">
            <text:p>178132</text:p>
          </table:table-cell>
          <table:table-cell office:value-type="float" office:value="169378" calcext:value-type="float">
            <text:p>169378</text:p>
          </table:table-cell>
          <table:table-cell office:value-type="float" office:value="3836" calcext:value-type="float">
            <text:p>383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5 /wcal/view_entry.php</text:p>
          </table:table-cell>
          <table:table-cell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office:value-type="float" office:value="134" calcext:value-type="float">
            <text:p>134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4" calcext:value-type="float">
            <text:p>3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6 /wcal/edit_entry.php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4" calcext:value-type="float">
            <text:p>42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7 /wcal/js_cacher.php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54" calcext:value-type="float">
            <text:p>35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8 /wcal/js_cacher.php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44" calcext:value-type="float">
            <text:p>74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9 /wcal/edit_entry_handler.php</text:p>
          </table:table-cell>
          <table:table-cell office:value-type="float" office:value="18997" calcext:value-type="float">
            <text:p>18997</text:p>
          </table:table-cell>
          <table:table-cell office:value-type="float" office:value="27360" calcext:value-type="float">
            <text:p>27360</text:p>
          </table:table-cell>
          <table:table-cell office:value-type="float" office:value="29272" calcext:value-type="float">
            <text:p>29272</text:p>
          </table:table-cell>
          <table:table-cell office:value-type="float" office:value="18997" calcext:value-type="float">
            <text:p>1899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33" calcext:value-type="float">
            <text:p>203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0 /wcal/week.php</text:p>
          </table:table-cell>
          <table:table-cell office:value-type="float" office:value="17870" calcext:value-type="float">
            <text:p>17870</text:p>
          </table:table-cell>
          <table:table-cell office:value-type="float" office:value="27504" calcext:value-type="float">
            <text:p>27504</text:p>
          </table:table-cell>
          <table:table-cell office:value-type="float" office:value="61019" calcext:value-type="float">
            <text:p>61019</text:p>
          </table:table-cell>
          <table:table-cell office:value-type="float" office:value="17870" calcext:value-type="float">
            <text:p>178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1" calcext:value-type="float">
            <text:p>700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1 /wcal/login.php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921" calcext:value-type="float">
            <text:p>392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OTAL</text:p>
          </table:table-cell>
          <table:table-cell table:formula="of:=SUM([.B61:.B74])" office:value-type="float" office:value="96225" calcext:value-type="float">
            <text:p>96225</text:p>
          </table:table-cell>
          <table:table-cell table:formula="of:=SUM([.C61:.C74])" office:value-type="float" office:value="144792" calcext:value-type="float">
            <text:p>144792</text:p>
          </table:table-cell>
          <table:table-cell table:formula="of:=SUM([.D61:.D74])" office:value-type="float" office:value="328550" calcext:value-type="float">
            <text:p>328550</text:p>
          </table:table-cell>
          <table:table-cell table:formula="of:=SUM([.E61:.E74])" office:value-type="float" office:value="96225" calcext:value-type="float">
            <text:p>96225</text:p>
          </table:table-cell>
          <table:table-cell table:formula="of:=SUM([.F61:.F74])" office:value-type="float" office:value="769812" calcext:value-type="float">
            <text:p>769812</text:p>
          </table:table-cell>
          <table:table-cell table:formula="of:=SUM([.G61:.G74])" office:value-type="float" office:value="1080911" calcext:value-type="float">
            <text:p>1080911</text:p>
          </table:table-cell>
          <table:table-cell table:formula="of:=SUM([.H61:.H74])" office:value-type="float" office:value="39441" calcext:value-type="float">
            <text:p>39441</text:p>
          </table:table-cell>
          <table:table-cell table:number-columns-repeated="47"/>
        </table:table-row>
        <table:table-row table:style-name="ro1" table:number-rows-repeated="5">
          <table:table-cell table:number-columns-repeated="55"/>
        </table:table-row>
        <table:table-row table:style-name="ro1">
          <table:table-cell office:value-type="string" calcext:value-type="string">
            <text:p>Etiqueta</text:p>
          </table:table-cell>
          <table:table-cell office:value-type="string" calcext:value-type="string">
            <text:p>Porcentaje uso 10</text:p>
          </table:table-cell>
          <table:table-cell office:value-type="string" calcext:value-type="string">
            <text:p>Porcentaje uso 20</text:p>
          </table:table-cell>
          <table:table-cell office:value-type="string" calcext:value-type="string">
            <text:p>Porcentaje uso 40</text:p>
          </table:table-cell>
          <table:table-cell office:value-type="string" calcext:value-type="string">
            <text:p>Porcentaje uso 70</text:p>
          </table:table-cell>
          <table:table-cell office:value-type="string" calcext:value-type="string">
            <text:p>Porcentaje uso 130</text:p>
          </table:table-cell>
          <table:table-cell office:value-type="string" calcext:value-type="string">
            <text:p>Porcentaje uso 240</text:p>
          </table:table-cell>
          <table:table-cell office:value-type="string" calcext:value-type="string">
            <text:p>Porcentaje uso 440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7 /wcal/login.php</text:p>
          </table:table-cell>
          <table:table-cell table:formula="of:=[.B61]/[.B75]" office:value-type="float" office:value="0.000218238503507404" calcext:value-type="float">
            <text:p>0,000218238503507</text:p>
          </table:table-cell>
          <table:table-cell table:formula="of:=[.C61]/[.C75]" office:value-type="float" office:value="0.000145035637328029" calcext:value-type="float">
            <text:p>0,000145035637328</text:p>
          </table:table-cell>
          <table:table-cell table:formula="of:=[.D61]/[.D75]" office:value-type="float" office:value="0.000240450464160706" calcext:value-type="float">
            <text:p>0,000240450464161</text:p>
          </table:table-cell>
          <table:table-cell table:formula="of:=[.E61]/[.E75]" office:value-type="float" office:value="0.000218238503507404" calcext:value-type="float">
            <text:p>0,000218238503507</text:p>
          </table:table-cell>
          <table:table-cell table:formula="of:=[.F61]/[.F75]" office:value-type="float" office:value="0.00299034049871917" calcext:value-type="float">
            <text:p>0,002990340498719</text:p>
          </table:table-cell>
          <table:table-cell table:formula="of:=[.G61]/[.G75]" office:value-type="float" office:value="0.208851607579162" calcext:value-type="float">
            <text:p>0,208851607579162</text:p>
          </table:table-cell>
          <table:table-cell table:formula="of:=[.H61]/[.H75]" office:value-type="float" office:value="0.0388935371821201" calcext:value-type="float">
            <text:p>0,038893537182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8 /wcal/css_cacher.php</text:p>
          </table:table-cell>
          <table:table-cell table:formula="of:=[.B62]/[.B75]" office:value-type="float" office:value="0.000124707716289945" calcext:value-type="float">
            <text:p>0,00012470771629</text:p>
          </table:table-cell>
          <table:table-cell table:formula="of:=[.C62]/[.C75]" office:value-type="float" office:value="0.0000828775070445881" calcext:value-type="float">
            <text:p>8,28775070445881E-05</text:p>
          </table:table-cell>
          <table:table-cell table:formula="of:=[.D62]/[.D75]" office:value-type="float" office:value="0.000115659716938061" calcext:value-type="float">
            <text:p>0,000115659716938</text:p>
          </table:table-cell>
          <table:table-cell table:formula="of:=[.E62]/[.E75]" office:value-type="float" office:value="0.000124707716289945" calcext:value-type="float">
            <text:p>0,00012470771629</text:p>
          </table:table-cell>
          <table:table-cell table:formula="of:=[.F62]/[.F75]" office:value-type="float" office:value="0.000615734750822279" calcext:value-type="float">
            <text:p>0,000615734750822</text:p>
          </table:table-cell>
          <table:table-cell table:formula="of:=[.G62]/[.G75]" office:value-type="float" office:value="0.0155156159942863" calcext:value-type="float">
            <text:p>0,015515615994286</text:p>
          </table:table-cell>
          <table:table-cell table:formula="of:=[.H62]/[.H75]" office:value-type="float" office:value="0.0225653507771101" calcext:value-type="float">
            <text:p>0,0225653507771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0 /wcal/login.php</text:p>
          </table:table-cell>
          <table:table-cell table:formula="of:=[.B63]/[.B75]" office:value-type="float" office:value="0.205591062613666" calcext:value-type="float">
            <text:p>0,205591062613666</text:p>
          </table:table-cell>
          <table:table-cell table:formula="of:=[.C63]/[.C75]" office:value-type="float" office:value="0.209942538261782" calcext:value-type="float">
            <text:p>0,209942538261782</text:p>
          </table:table-cell>
          <table:table-cell table:formula="of:=[.D63]/[.D75]" office:value-type="float" office:value="0.247444833358697" calcext:value-type="float">
            <text:p>0,247444833358697</text:p>
          </table:table-cell>
          <table:table-cell table:formula="of:=[.E63]/[.E75]" office:value-type="float" office:value="0.205591062613666" calcext:value-type="float">
            <text:p>0,205591062613666</text:p>
          </table:table-cell>
          <table:table-cell table:formula="of:=[.F63]/[.F75]" office:value-type="float" office:value="0.383122112931469" calcext:value-type="float">
            <text:p>0,383122112931469</text:p>
          </table:table-cell>
          <table:table-cell table:formula="of:=[.G63]/[.G75]" office:value-type="float" office:value="0.316287834983639" calcext:value-type="float">
            <text:p>0,316287834983639</text:p>
          </table:table-cell>
          <table:table-cell table:formula="of:=[.H63]/[.H75]" office:value-type="float" office:value="0.152988007403463" calcext:value-type="float">
            <text:p>0,15298800740346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1 /wcal/month.php</text:p>
          </table:table-cell>
          <table:table-cell table:formula="of:=[.B64]/[.B75]" office:value-type="float" office:value="0.215411795271499" calcext:value-type="float">
            <text:p>0,215411795271499</text:p>
          </table:table-cell>
          <table:table-cell table:formula="of:=[.C64]/[.C75]" office:value-type="float" office:value="0.214645836786563" calcext:value-type="float">
            <text:p>0,214645836786563</text:p>
          </table:table-cell>
          <table:table-cell table:formula="of:=[.D64]/[.D75]" office:value-type="float" office:value="0.256612387764419" calcext:value-type="float">
            <text:p>0,256612387764419</text:p>
          </table:table-cell>
          <table:table-cell table:formula="of:=[.E64]/[.E75]" office:value-type="float" office:value="0.215411795271499" calcext:value-type="float">
            <text:p>0,215411795271499</text:p>
          </table:table-cell>
          <table:table-cell table:formula="of:=[.F64]/[.F75]" office:value-type="float" office:value="0.381821795451357" calcext:value-type="float">
            <text:p>0,381821795451357</text:p>
          </table:table-cell>
          <table:table-cell table:formula="of:=[.G64]/[.G75]" office:value-type="float" office:value="0.302596606011041" calcext:value-type="float">
            <text:p>0,302596606011041</text:p>
          </table:table-cell>
          <table:table-cell table:formula="of:=[.H64]/[.H75]" office:value-type="float" office:value="0.290712710123983" calcext:value-type="float">
            <text:p>0,290712710123983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2 /wcal/js_cacher.php</text:p>
          </table:table-cell>
          <table:table-cell table:formula="of:=[.B65]/[.B75]" office:value-type="float" office:value="0.000124707716289945" calcext:value-type="float">
            <text:p>0,00012470771629</text:p>
          </table:table-cell>
          <table:table-cell table:formula="of:=[.C65]/[.C75]" office:value-type="float" office:value="0.0000897839659649704" calcext:value-type="float">
            <text:p>8,97839659649704E-05</text:p>
          </table:table-cell>
          <table:table-cell table:formula="of:=[.D65]/[.D75]" office:value-type="float" office:value="0.0000913103028458378" calcext:value-type="float">
            <text:p>9,13103028458378E-05</text:p>
          </table:table-cell>
          <table:table-cell table:formula="of:=[.E65]/[.E75]" office:value-type="float" office:value="0.000124707716289945" calcext:value-type="float">
            <text:p>0,00012470771629</text:p>
          </table:table-cell>
          <table:table-cell table:formula="of:=[.F65]/[.F75]" office:value-type="float" office:value="0.0000233823323097068" calcext:value-type="float">
            <text:p>2,33823323097068E-05</text:p>
          </table:table-cell>
          <table:table-cell table:formula="of:=[.G65]/[.G75]" office:value-type="float" office:value="0.0000277543664557026" calcext:value-type="float">
            <text:p>2,77543664557026E-05</text:p>
          </table:table-cell>
          <table:table-cell table:formula="of:=[.H65]/[.H75]" office:value-type="float" office:value="0.0102177936664892" calcext:value-type="float">
            <text:p>0,010217793666489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3 /wcal/css_cacher.php</text:p>
          </table:table-cell>
          <table:table-cell table:formula="of:=[.B66]/[.B75]" office:value-type="float" office:value="0.000197453884125747" calcext:value-type="float">
            <text:p>0,000197453884126</text:p>
          </table:table-cell>
          <table:table-cell table:formula="of:=[.C66]/[.C75]" office:value-type="float" office:value="0.000131222719487264" calcext:value-type="float">
            <text:p>0,000131222719487</text:p>
          </table:table-cell>
          <table:table-cell table:formula="of:=[.D66]/[.D75]" office:value-type="float" office:value="0.0000973976563688936" calcext:value-type="float">
            <text:p>9,73976563688936E-05</text:p>
          </table:table-cell>
          <table:table-cell table:formula="of:=[.E66]/[.E75]" office:value-type="float" office:value="0.000197453884125747" calcext:value-type="float">
            <text:p>0,000197453884126</text:p>
          </table:table-cell>
          <table:table-cell table:formula="of:=[.F66]/[.F75]" office:value-type="float" office:value="0.0000298774246179587" calcext:value-type="float">
            <text:p>2,98774246179587E-05</text:p>
          </table:table-cell>
          <table:table-cell table:formula="of:=[.G66]/[.G75]" office:value-type="float" office:value="0.0000212783476160387" calcext:value-type="float">
            <text:p>2,12783476160387E-05</text:p>
          </table:table-cell>
          <table:table-cell table:formula="of:=[.H66]/[.H75]" office:value-type="float" office:value="0.0110798407748282" calcext:value-type="float">
            <text:p>0,011079840774828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4 /wcal/week.php</text:p>
          </table:table-cell>
          <table:table-cell table:formula="of:=[.B67]/[.B75]" office:value-type="float" office:value="0.194273837360353" calcext:value-type="float">
            <text:p>0,194273837360353</text:p>
          </table:table-cell>
          <table:table-cell table:formula="of:=[.C67]/[.C75]" office:value-type="float" office:value="0.195307751809492" calcext:value-type="float">
            <text:p>0,195307751809492</text:p>
          </table:table-cell>
          <table:table-cell table:formula="of:=[.D67]/[.D75]" office:value-type="float" office:value="0.219513011718156" calcext:value-type="float">
            <text:p>0,219513011718156</text:p>
          </table:table-cell>
          <table:table-cell table:formula="of:=[.E67]/[.E75]" office:value-type="float" office:value="0.194273837360353" calcext:value-type="float">
            <text:p>0,194273837360353</text:p>
          </table:table-cell>
          <table:table-cell table:formula="of:=[.F67]/[.F75]" office:value-type="float" office:value="0.231396756610705" calcext:value-type="float">
            <text:p>0,231396756610705</text:p>
          </table:table-cell>
          <table:table-cell table:formula="of:=[.G67]/[.G75]" office:value-type="float" office:value="0.1566993027178" calcext:value-type="float">
            <text:p>0,1566993027178</text:p>
          </table:table-cell>
          <table:table-cell table:formula="of:=[.H67]/[.H75]" office:value-type="float" office:value="0.0972591972820162" calcext:value-type="float">
            <text:p>0,09725919728201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5 /wcal/view_entry.php</text:p>
          </table:table-cell>
          <table:table-cell table:formula="of:=[.B68]/[.B75]" office:value-type="float" office:value="0.000280592361652377" calcext:value-type="float">
            <text:p>0,000280592361652</text:p>
          </table:table-cell>
          <table:table-cell table:formula="of:=[.C68]/[.C75]" office:value-type="float" office:value="0.000269351897894911" calcext:value-type="float">
            <text:p>0,000269351897895</text:p>
          </table:table-cell>
          <table:table-cell table:formula="of:=[.D68]/[.D75]" office:value-type="float" office:value="0.000407852686044742" calcext:value-type="float">
            <text:p>0,000407852686045</text:p>
          </table:table-cell>
          <table:table-cell table:formula="of:=[.E68]/[.E75]" office:value-type="float" office:value="0.000280592361652377" calcext:value-type="float">
            <text:p>0,000280592361652</text:p>
          </table:table-cell>
          <table:table-cell table:formula="of:=[.F68]/[.F75]" office:value-type="float" office:value="0" calcext:value-type="float">
            <text:p>0</text:p>
          </table:table-cell>
          <table:table-cell table:formula="of:=[.G68]/[.G75]" office:value-type="float" office:value="0" calcext:value-type="float">
            <text:p>0</text:p>
          </table:table-cell>
          <table:table-cell table:formula="of:=[.H68]/[.H75]" office:value-type="float" office:value="0.00922897492457088" calcext:value-type="float">
            <text:p>0,00922897492457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6 /wcal/edit_entry.php</text:p>
          </table:table-cell>
          <table:table-cell table:formula="of:=[.B69]/[.B75]" office:value-type="float" office:value="0.000197453884125747" calcext:value-type="float">
            <text:p>0,000197453884126</text:p>
          </table:table-cell>
          <table:table-cell table:formula="of:=[.C69]/[.C75]" office:value-type="float" office:value="0.000158848555168794" calcext:value-type="float">
            <text:p>0,000158848555169</text:p>
          </table:table-cell>
          <table:table-cell table:formula="of:=[.D69]/[.D75]" office:value-type="float" office:value="0.000228275757114594" calcext:value-type="float">
            <text:p>0,000228275757115</text:p>
          </table:table-cell>
          <table:table-cell table:formula="of:=[.E69]/[.E75]" office:value-type="float" office:value="0.000197453884125747" calcext:value-type="float">
            <text:p>0,000197453884126</text:p>
          </table:table-cell>
          <table:table-cell table:formula="of:=[.F69]/[.F75]" office:value-type="float" office:value="0" calcext:value-type="float">
            <text:p>0</text:p>
          </table:table-cell>
          <table:table-cell table:formula="of:=[.G69]/[.G75]" office:value-type="float" office:value="0" calcext:value-type="float">
            <text:p>0</text:p>
          </table:table-cell>
          <table:table-cell table:formula="of:=[.H69]/[.H75]" office:value-type="float" office:value="0.0107502345275221" calcext:value-type="float">
            <text:p>0,01075023452752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7 /wcal/js_cacher.php</text:p>
          </table:table-cell>
          <table:table-cell table:formula="of:=[.B70]/[.B75]" office:value-type="float" office:value="0.000114315406599117" calcext:value-type="float">
            <text:p>0,000114315406599</text:p>
          </table:table-cell>
          <table:table-cell table:formula="of:=[.C70]/[.C75]" office:value-type="float" office:value="0.0000828775070445881" calcext:value-type="float">
            <text:p>8,28775070445881E-05</text:p>
          </table:table-cell>
          <table:table-cell table:formula="of:=[.D70]/[.D75]" office:value-type="float" office:value="0.000115659716938061" calcext:value-type="float">
            <text:p>0,000115659716938</text:p>
          </table:table-cell>
          <table:table-cell table:formula="of:=[.E70]/[.E75]" office:value-type="float" office:value="0.000114315406599117" calcext:value-type="float">
            <text:p>0,000114315406599</text:p>
          </table:table-cell>
          <table:table-cell table:formula="of:=[.F70]/[.F75]" office:value-type="float" office:value="0" calcext:value-type="float">
            <text:p>0</text:p>
          </table:table-cell>
          <table:table-cell table:formula="of:=[.G70]/[.G75]" office:value-type="float" office:value="0" calcext:value-type="float">
            <text:p>0</text:p>
          </table:table-cell>
          <table:table-cell table:formula="of:=[.H70]/[.H75]" office:value-type="float" office:value="0.00897543165741234" calcext:value-type="float">
            <text:p>0,008975431657412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8 /wcal/js_cacher.php</text:p>
          </table:table-cell>
          <table:table-cell table:formula="of:=[.B71]/[.B75]" office:value-type="float" office:value="0.000103923096908288" calcext:value-type="float">
            <text:p>0,000103923096908</text:p>
          </table:table-cell>
          <table:table-cell table:formula="of:=[.C71]/[.C75]" office:value-type="float" office:value="0.0000828775070445881" calcext:value-type="float">
            <text:p>8,28775070445881E-05</text:p>
          </table:table-cell>
          <table:table-cell table:formula="of:=[.D71]/[.D75]" office:value-type="float" office:value="0.000155227514837924" calcext:value-type="float">
            <text:p>0,000155227514838</text:p>
          </table:table-cell>
          <table:table-cell table:formula="of:=[.E71]/[.E75]" office:value-type="float" office:value="0.000103923096908288" calcext:value-type="float">
            <text:p>0,000103923096908</text:p>
          </table:table-cell>
          <table:table-cell office:value-type="float" office:value="0" calcext:value-type="float">
            <text:p>0</text:p>
          </table:table-cell>
          <table:table-cell table:formula="of:=[.G71]/[.G75]" office:value-type="float" office:value="0" calcext:value-type="float">
            <text:p>0</text:p>
          </table:table-cell>
          <table:table-cell table:formula="of:=[.H71]/[.H75]" office:value-type="float" office:value="0.0188636190765954" calcext:value-type="float">
            <text:p>0,018863619076596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19 /wcal/edit_entry_handler.php</text:p>
          </table:table-cell>
          <table:table-cell table:formula="of:=[.B72]/[.B75]" office:value-type="float" office:value="0.197422707196674" calcext:value-type="float">
            <text:p>0,197422707196674</text:p>
          </table:table-cell>
          <table:table-cell table:formula="of:=[.C72]/[.C75]" office:value-type="float" office:value="0.188960716061661" calcext:value-type="float">
            <text:p>0,188960716061661</text:p>
          </table:table-cell>
          <table:table-cell table:formula="of:=[.D72]/[.D75]" office:value-type="float" office:value="0.0890945061634455" calcext:value-type="float">
            <text:p>0,089094506163446</text:p>
          </table:table-cell>
          <table:table-cell table:formula="of:=[.E72]/[.E75]" office:value-type="float" office:value="0.197422707196674" calcext:value-type="float">
            <text:p>0,197422707196674</text:p>
          </table:table-cell>
          <table:table-cell table:formula="of:=[.F72]/[.F75]" office:value-type="float" office:value="0" calcext:value-type="float">
            <text:p>0</text:p>
          </table:table-cell>
          <table:table-cell table:formula="of:=[.G72]/[.G75]" office:value-type="float" office:value="0" calcext:value-type="float">
            <text:p>0</text:p>
          </table:table-cell>
          <table:table-cell table:formula="of:=[.H72]/[.H75]" office:value-type="float" office:value="0.0515453462133313" calcext:value-type="float">
            <text:p>0,051545346213331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0 /wcal/week.php</text:p>
          </table:table-cell>
          <table:table-cell table:formula="of:=[.B73]/[.B75]" office:value-type="float" office:value="0.18571057417511" calcext:value-type="float">
            <text:p>0,18571057417511</text:p>
          </table:table-cell>
          <table:table-cell table:formula="of:=[.C73]/[.C75]" office:value-type="float" office:value="0.189955246146196" calcext:value-type="float">
            <text:p>0,189955246146196</text:p>
          </table:table-cell>
          <table:table-cell table:formula="of:=[.D73]/[.D75]" office:value-type="float" office:value="0.185722112311672" calcext:value-type="float">
            <text:p>0,185722112311672</text:p>
          </table:table-cell>
          <table:table-cell table:formula="of:=[.E73]/[.E75]" office:value-type="float" office:value="0.18571057417511" calcext:value-type="float">
            <text:p>0,18571057417511</text:p>
          </table:table-cell>
          <table:table-cell table:formula="of:=[.F73]/[.F75]" office:value-type="float" office:value="0" calcext:value-type="float">
            <text:p>0</text:p>
          </table:table-cell>
          <table:table-cell table:formula="of:=[.G73]/[.G75]" office:value-type="float" office:value="0" calcext:value-type="float">
            <text:p>0</text:p>
          </table:table-cell>
          <table:table-cell table:formula="of:=[.H73]/[.H75]" office:value-type="float" office:value="0.177505641337694" calcext:value-type="float">
            <text:p>0,17750564133769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21 /wcal/login.php</text:p>
          </table:table-cell>
          <table:table-cell table:formula="of:=[.B74]/[.B75]" office:value-type="float" office:value="0.000228630813198233" calcext:value-type="float">
            <text:p>0,000228630813198</text:p>
          </table:table-cell>
          <table:table-cell table:formula="of:=[.C74]/[.C75]" office:value-type="float" office:value="0.000145035637328029" calcext:value-type="float">
            <text:p>0,000145035637328</text:p>
          </table:table-cell>
          <table:table-cell table:formula="of:=[.D74]/[.D75]" office:value-type="float" office:value="0.00016131486836098" calcext:value-type="float">
            <text:p>0,000161314868361</text:p>
          </table:table-cell>
          <table:table-cell table:formula="of:=[.E74]/[.E75]" office:value-type="float" office:value="0.000228630813198233" calcext:value-type="float">
            <text:p>0,000228630813198</text:p>
          </table:table-cell>
          <table:table-cell table:formula="of:=[.F74]/[.F75]" office:value-type="float" office:value="0" calcext:value-type="float">
            <text:p>0</text:p>
          </table:table-cell>
          <table:table-cell table:formula="of:=[.G74]/[.G75]" office:value-type="float" office:value="0" calcext:value-type="float">
            <text:p>0</text:p>
          </table:table-cell>
          <table:table-cell table:formula="of:=[.H74]/[.H75]" office:value-type="float" office:value="0.0994143150528638" calcext:value-type="float">
            <text:p>0,09941431505286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TOTAL</text:p>
          </table:table-cell>
          <table:table-cell table:formula="of:=[.B75]/[.B75]" office:value-type="float" office:value="1" calcext:value-type="float">
            <text:p>1</text:p>
          </table:table-cell>
          <table:table-cell office:value-type="float" office:value="10493" calcext:value-type="float">
            <text:p>10493</text:p>
          </table:table-cell>
          <table:table-cell office:value-type="float" office:value="24270" calcext:value-type="float">
            <text:p>24270</text:p>
          </table:table-cell>
          <table:table-cell office:value-type="float" office:value="6963" calcext:value-type="float">
            <text:p>696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816" calcext:value-type="float">
            <text:p>2816</text:p>
          </table:table-cell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14T15:50:04.610441886</dc:date>
    <meta:editing-duration>PT35M1S</meta:editing-duration>
    <meta:editing-cycles>5</meta:editing-cycles>
    <meta:generator>LibreOffice/5.4.6.2$Linux_X86_64 LibreOffice_project/40m0$Build-2</meta:generator>
    <meta:document-statistic meta:table-count="1" meta:cell-count="1626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11cm" svg:height="15.752cm" xlink:href=".." xlink:type="simple" chart:class="chart:line" chart:style-name="ch1">
        <chart:legend chart:legend-position="end" svg:x="21.2cm" svg:y="6.083cm" style:legend-expansion="high" chart:style-name="ch2"/>
        <chart:plot-area chart:style-name="ch3" table:cell-range-address="agregado10.A37:agregado10.H51" chart:data-source-has-labels="both" svg:x="0.502cm" svg:y="0.315cm" svg:width="20.196cm" svg:height="15.122cm">
          <chartooo:coordinate-region svg:x="2.184cm" svg:y="0.315cm" svg:width="18.1cm" svg:height="10.969cm"/>
          <chart:axis chart:dimension="x" chart:name="primary-x" chart:style-name="ch4" chartooo:axis-type="auto">
            <chartooo:date-scale/>
            <chart:categories table:cell-range-address="agregado10.A38:agregado10.A5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regado10.B38:agregado10.B51" chart:label-cell-address="agregado10.B37:agregado10.B37" chart:class="chart:line">
            <chart:data-point chart:repeated="14"/>
          </chart:series>
          <chart:series chart:style-name="ch8" chart:values-cell-range-address="agregado10.C38:agregado10.C51" chart:label-cell-address="agregado10.C37:agregado10.C37" chart:class="chart:line">
            <chart:data-point chart:repeated="14"/>
          </chart:series>
          <chart:series chart:style-name="ch9" chart:values-cell-range-address="agregado10.D38:agregado10.D51" chart:label-cell-address="agregado10.D37:agregado10.D37" chart:class="chart:line">
            <chart:data-point chart:repeated="14"/>
          </chart:series>
          <chart:series chart:style-name="ch10" chart:values-cell-range-address="agregado10.E38:agregado10.E51" chart:label-cell-address="agregado10.E37:agregado10.E37" chart:class="chart:line">
            <chart:data-point chart:repeated="14"/>
          </chart:series>
          <chart:series chart:style-name="ch11" chart:values-cell-range-address="agregado10.F38:agregado10.F51" chart:label-cell-address="agregado10.F37:agregado10.F37" chart:class="chart:line">
            <chart:data-point chart:repeated="14"/>
          </chart:series>
          <chart:series chart:style-name="ch12" chart:values-cell-range-address="agregado10.G38:agregado10.G51" chart:label-cell-address="agregado10.G37:agregado10.G37" chart:class="chart:line">
            <chart:data-point chart:repeated="14"/>
          </chart:series>
          <chart:series chart:style-name="ch13" chart:values-cell-range-address="agregado10.H38:agregado10.H51" chart:label-cell-address="agregado10.H37:agregado10.H37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ndimiento 10</text:p>
                <draw:g>
                  <svg:desc>agregado10.B37:agregado10.B37</svg:desc>
                </draw:g>
              </table:table-cell>
              <table:table-cell office:value-type="string">
                <text:p>Rendimiento 20</text:p>
                <draw:g>
                  <svg:desc>agregado10.C37:agregado10.C37</svg:desc>
                </draw:g>
              </table:table-cell>
              <table:table-cell office:value-type="string">
                <text:p>Rendimiento 40</text:p>
                <draw:g>
                  <svg:desc>agregado10.D37:agregado10.D37</svg:desc>
                </draw:g>
              </table:table-cell>
              <table:table-cell office:value-type="string">
                <text:p>Rendimiento 70</text:p>
                <draw:g>
                  <svg:desc>agregado10.E37:agregado10.E37</svg:desc>
                </draw:g>
              </table:table-cell>
              <table:table-cell office:value-type="string">
                <text:p>Rendimiento 130</text:p>
                <draw:g>
                  <svg:desc>agregado10.F37:agregado10.F37</svg:desc>
                </draw:g>
              </table:table-cell>
              <table:table-cell office:value-type="string">
                <text:p>Rendimiento 240</text:p>
                <draw:g>
                  <svg:desc>agregado10.G37:agregado10.G37</svg:desc>
                </draw:g>
              </table:table-cell>
              <table:table-cell office:value-type="string">
                <text:p>Rendimiento 440</text:p>
                <draw:g>
                  <svg:desc>agregado10.H37:agregado10.H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 /wcal/login.php</text:p>
                <draw:g>
                  <svg:desc>agregado10.A38:agregado10.A51</svg:desc>
                </draw:g>
              </table:table-cell>
              <table:table-cell office:value-type="float" office:value="0.11323">
                <text:p>0.11323</text:p>
                <draw:g>
                  <svg:desc>agregado10.B38:agregado10.B51</svg:desc>
                </draw:g>
              </table:table-cell>
              <table:table-cell office:value-type="float" office:value="0.11202">
                <text:p>0.11202</text:p>
                <draw:g>
                  <svg:desc>agregado10.C38:agregado10.C51</svg:desc>
                </draw:g>
              </table:table-cell>
              <table:table-cell office:value-type="float" office:value="0.14684">
                <text:p>0.14684</text:p>
                <draw:g>
                  <svg:desc>agregado10.D38:agregado10.D51</svg:desc>
                </draw:g>
              </table:table-cell>
              <table:table-cell office:value-type="float" office:value="0.11323">
                <text:p>0.11323</text:p>
                <draw:g>
                  <svg:desc>agregado10.E38:agregado10.E51</svg:desc>
                </draw:g>
              </table:table-cell>
              <table:table-cell office:value-type="float" office:value="9.6475">
                <text:p>9.6475</text:p>
                <draw:g>
                  <svg:desc>agregado10.F38:agregado10.F51</svg:desc>
                </draw:g>
              </table:table-cell>
              <table:table-cell office:value-type="float" office:value="0.37628">
                <text:p>0.37628</text:p>
                <draw:g>
                  <svg:desc>agregado10.G38:agregado10.G51</svg:desc>
                </draw:g>
              </table:table-cell>
              <table:table-cell office:value-type="float" office:value="10.99177">
                <text:p>10.99177</text:p>
                <draw:g>
                  <svg:desc>agregado10.H38:agregado10.H51</svg:desc>
                </draw:g>
              </table:table-cell>
            </table:table-row>
            <table:table-row>
              <table:table-cell office:value-type="string">
                <text:p>8 /wcal/css_cacher.php</text:p>
              </table:table-cell>
              <table:table-cell office:value-type="float" office:value="0.11323">
                <text:p>0.11323</text:p>
              </table:table-cell>
              <table:table-cell office:value-type="float" office:value="0.11202">
                <text:p>0.11202</text:p>
              </table:table-cell>
              <table:table-cell office:value-type="float" office:value="0.14685">
                <text:p>0.14685</text:p>
              </table:table-cell>
              <table:table-cell office:value-type="float" office:value="0.11323">
                <text:p>0.11323</text:p>
              </table:table-cell>
              <table:table-cell office:value-type="float" office:value="8.99467">
                <text:p>8.99467</text:p>
              </table:table-cell>
              <table:table-cell office:value-type="float" office:value="0.2431">
                <text:p>0.2431</text:p>
              </table:table-cell>
              <table:table-cell office:value-type="float" office:value="10.88917">
                <text:p>10.88917</text:p>
              </table:table-cell>
            </table:table-row>
            <table:table-row>
              <table:table-cell office:value-type="string">
                <text:p>10 /wcal/login.php</text:p>
              </table:table-cell>
              <table:table-cell office:value-type="float" office:value="0.11119">
                <text:p>0.11119</text:p>
              </table:table-cell>
              <table:table-cell office:value-type="float" office:value="0.10942">
                <text:p>0.10942</text:p>
              </table:table-cell>
              <table:table-cell office:value-type="float" office:value="0.13518">
                <text:p>0.13518</text:p>
              </table:table-cell>
              <table:table-cell office:value-type="float" office:value="0.11119">
                <text:p>0.11119</text:p>
              </table:table-cell>
              <table:table-cell office:value-type="float" office:value="0.38741">
                <text:p>0.38741</text:p>
              </table:table-cell>
              <table:table-cell office:value-type="float" office:value="0.20455">
                <text:p>0.20455</text:p>
              </table:table-cell>
              <table:table-cell office:value-type="float" office:value="10.88496">
                <text:p>10.88496</text:p>
              </table:table-cell>
            </table:table-row>
            <table:table-row>
              <table:table-cell office:value-type="string">
                <text:p>11 /wcal/month.php</text:p>
              </table:table-cell>
              <table:table-cell office:value-type="float" office:value="0.10735">
                <text:p>0.10735</text:p>
              </table:table-cell>
              <table:table-cell office:value-type="float" office:value="0.09875">
                <text:p>0.09875</text:p>
              </table:table-cell>
              <table:table-cell office:value-type="float" office:value="0.14465">
                <text:p>0.14465</text:p>
              </table:table-cell>
              <table:table-cell office:value-type="float" office:value="0.10735">
                <text:p>0.10735</text:p>
              </table:table-cell>
              <table:table-cell office:value-type="float" office:value="0.27649">
                <text:p>0.27649</text:p>
              </table:table-cell>
              <table:table-cell office:value-type="float" office:value="0.28037">
                <text:p>0.28037</text:p>
              </table:table-cell>
              <table:table-cell office:value-type="float" office:value="10.93125">
                <text:p>10.93125</text:p>
              </table:table-cell>
            </table:table-row>
            <table:table-row>
              <table:table-cell office:value-type="string">
                <text:p>12 /wcal/js_cacher.php</text:p>
              </table:table-cell>
              <table:table-cell office:value-type="float" office:value="0.10593">
                <text:p>0.10593</text:p>
              </table:table-cell>
              <table:table-cell office:value-type="float" office:value="0.10297">
                <text:p>0.10297</text:p>
              </table:table-cell>
              <table:table-cell office:value-type="float" office:value="0.17">
                <text:p>0.17</text:p>
              </table:table-cell>
              <table:table-cell office:value-type="float" office:value="0.10593">
                <text:p>0.10593</text:p>
              </table:table-cell>
              <table:table-cell office:value-type="float" office:value="0.38108">
                <text:p>0.38108</text:p>
              </table:table-cell>
              <table:table-cell office:value-type="float" office:value="0.25488">
                <text:p>0.25488</text:p>
              </table:table-cell>
              <table:table-cell office:value-type="float" office:value="14.17648">
                <text:p>14.17648</text:p>
              </table:table-cell>
            </table:table-row>
            <table:table-row>
              <table:table-cell office:value-type="string">
                <text:p>13 /wcal/css_cacher.php</text:p>
              </table:table-cell>
              <table:table-cell office:value-type="float" office:value="0.10593">
                <text:p>0.10593</text:p>
              </table:table-cell>
              <table:table-cell office:value-type="float" office:value="0.10297">
                <text:p>0.10297</text:p>
              </table:table-cell>
              <table:table-cell office:value-type="float" office:value="0.16999">
                <text:p>0.16999</text:p>
              </table:table-cell>
              <table:table-cell office:value-type="float" office:value="0.10593">
                <text:p>0.10593</text:p>
              </table:table-cell>
              <table:table-cell office:value-type="float" office:value="0.38098">
                <text:p>0.38098</text:p>
              </table:table-cell>
              <table:table-cell office:value-type="float" office:value="0.2554">
                <text:p>0.2554</text:p>
              </table:table-cell>
              <table:table-cell office:value-type="float" office:value="14.30484">
                <text:p>14.30484</text:p>
              </table:table-cell>
            </table:table-row>
            <table:table-row>
              <table:table-cell office:value-type="string">
                <text:p>14 /wcal/week.php</text:p>
              </table:table-cell>
              <table:table-cell office:value-type="float" office:value="0.10387">
                <text:p>0.10387</text:p>
              </table:table-cell>
              <table:table-cell office:value-type="float" office:value="0.09966">
                <text:p>0.09966</text:p>
              </table:table-cell>
              <table:table-cell office:value-type="float" office:value="0.15589">
                <text:p>0.15589</text:p>
              </table:table-cell>
              <table:table-cell office:value-type="float" office:value="0.10387">
                <text:p>0.10387</text:p>
              </table:table-cell>
              <table:table-cell office:value-type="float" office:value="0.2165">
                <text:p>0.2165</text:p>
              </table:table-cell>
              <table:table-cell office:value-type="float" office:value="0.10612">
                <text:p>0.10612</text:p>
              </table:table-cell>
              <table:table-cell office:value-type="float" office:value="14.30618">
                <text:p>14.30618</text:p>
              </table:table-cell>
            </table:table-row>
            <table:table-row>
              <table:table-cell office:value-type="string">
                <text:p>15 /wcal/view_entry.php</text:p>
              </table:table-cell>
              <table:table-cell office:value-type="float" office:value="0.11158">
                <text:p>0.11158</text:p>
              </table:table-cell>
              <table:table-cell office:value-type="float" office:value="0.09958">
                <text:p>0.09958</text:p>
              </table:table-cell>
              <table:table-cell office:value-type="float" office:value="0.18057">
                <text:p>0.18057</text:p>
              </table:table-cell>
              <table:table-cell office:value-type="float" office:value="0.11158">
                <text:p>0.1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34548">
                <text:p>14.34548</text:p>
              </table:table-cell>
            </table:table-row>
            <table:table-row>
              <table:table-cell office:value-type="string">
                <text:p>16 /wcal/edit_entry.php</text:p>
              </table:table-cell>
              <table:table-cell office:value-type="float" office:value="0.11158">
                <text:p>0.11158</text:p>
              </table:table-cell>
              <table:table-cell office:value-type="float" office:value="0.09958">
                <text:p>0.09958</text:p>
              </table:table-cell>
              <table:table-cell office:value-type="float" office:value="0.18062">
                <text:p>0.18062</text:p>
              </table:table-cell>
              <table:table-cell office:value-type="float" office:value="0.11158">
                <text:p>0.1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40071">
                <text:p>14.40071</text:p>
              </table:table-cell>
            </table:table-row>
            <table:table-row>
              <table:table-cell office:value-type="string">
                <text:p>17 /wcal/js_cacher.php</text:p>
              </table:table-cell>
              <table:table-cell office:value-type="float" office:value="0.11158">
                <text:p>0.11158</text:p>
              </table:table-cell>
              <table:table-cell office:value-type="float" office:value="0.09959">
                <text:p>0.09959</text:p>
              </table:table-cell>
              <table:table-cell office:value-type="float" office:value="0.18062">
                <text:p>0.18062</text:p>
              </table:table-cell>
              <table:table-cell office:value-type="float" office:value="0.11158">
                <text:p>0.1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45762">
                <text:p>14.45762</text:p>
              </table:table-cell>
            </table:table-row>
            <table:table-row>
              <table:table-cell office:value-type="string">
                <text:p>18 /wcal/js_cacher.php</text:p>
              </table:table-cell>
              <table:table-cell office:value-type="float" office:value="0.11158">
                <text:p>0.11158</text:p>
              </table:table-cell>
              <table:table-cell office:value-type="float" office:value="0.09959">
                <text:p>0.09959</text:p>
              </table:table-cell>
              <table:table-cell office:value-type="float" office:value="0.1806">
                <text:p>0.1806</text:p>
              </table:table-cell>
              <table:table-cell office:value-type="float" office:value="0.11158">
                <text:p>0.111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36428">
                <text:p>14.36428</text:p>
              </table:table-cell>
            </table:table-row>
            <table:table-row>
              <table:table-cell office:value-type="string">
                <text:p>19 /wcal/edit_entry_handler.php</text:p>
              </table:table-cell>
              <table:table-cell office:value-type="float" office:value="0.10752">
                <text:p>0.10752</text:p>
              </table:table-cell>
              <table:table-cell office:value-type="float" office:value="0.09626">
                <text:p>0.09626</text:p>
              </table:table-cell>
              <table:table-cell office:value-type="float" office:value="0.16253">
                <text:p>0.16253</text:p>
              </table:table-cell>
              <table:table-cell office:value-type="float" office:value="0.10752">
                <text:p>0.1075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45789">
                <text:p>14.45789</text:p>
              </table:table-cell>
            </table:table-row>
            <table:table-row>
              <table:table-cell office:value-type="string">
                <text:p>20 /wcal/week.php</text:p>
              </table:table-cell>
              <table:table-cell office:value-type="float" office:value="0.10743">
                <text:p>0.10743</text:p>
              </table:table-cell>
              <table:table-cell office:value-type="float" office:value="0.09459">
                <text:p>0.09459</text:p>
              </table:table-cell>
              <table:table-cell office:value-type="float" office:value="0.14156">
                <text:p>0.14156</text:p>
              </table:table-cell>
              <table:table-cell office:value-type="float" office:value="0.10743">
                <text:p>0.1074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50366">
                <text:p>14.50366</text:p>
              </table:table-cell>
            </table:table-row>
            <table:table-row>
              <table:table-cell office:value-type="string">
                <text:p>21 /wcal/login.php</text:p>
              </table:table-cell>
              <table:table-cell office:value-type="float" office:value="0.111">
                <text:p>0.111</text:p>
              </table:table-cell>
              <table:table-cell office:value-type="float" office:value="0.0949">
                <text:p>0.0949</text:p>
              </table:table-cell>
              <table:table-cell office:value-type="float" office:value="0.13514">
                <text:p>0.13514</text:p>
              </table:table-cell>
              <table:table-cell office:value-type="float" office:value="0.111">
                <text:p>0.1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4.40332">
                <text:p>14.40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56cm" svg:height="14.239cm" xlink:href=".." xlink:type="simple" chart:class="chart:line" chart:style-name="ch1">
        <chart:legend chart:legend-position="end" svg:x="20.253cm" svg:y="5.326cm" style:legend-expansion="high" chart:style-name="ch2"/>
        <chart:plot-area chart:style-name="ch3" table:cell-range-address="agregado10.A81:agregado10.H95" chart:data-source-has-labels="both" svg:x="0.491cm" svg:y="0.284cm" svg:width="19.271cm" svg:height="13.671cm">
          <chartooo:coordinate-region svg:x="2.446cm" svg:y="0.284cm" svg:width="17.175cm" svg:height="9.518cm"/>
          <chart:axis chart:dimension="x" chart:name="primary-x" chart:style-name="ch4" chartooo:axis-type="auto">
            <chartooo:date-scale/>
            <chart:categories table:cell-range-address="agregado10.A82:agregado10.A9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regado10.B82:agregado10.B95" chart:label-cell-address="agregado10.B81:agregado10.B81" chart:class="chart:line">
            <chart:data-point chart:repeated="14"/>
          </chart:series>
          <chart:series chart:style-name="ch8" chart:values-cell-range-address="agregado10.C82:agregado10.C95" chart:label-cell-address="agregado10.C81:agregado10.C81" chart:class="chart:line">
            <chart:data-point chart:repeated="14"/>
          </chart:series>
          <chart:series chart:style-name="ch9" chart:values-cell-range-address="agregado10.D82:agregado10.D95" chart:label-cell-address="agregado10.D81:agregado10.D81" chart:class="chart:line">
            <chart:data-point chart:repeated="14"/>
          </chart:series>
          <chart:series chart:style-name="ch10" chart:values-cell-range-address="agregado10.E82:agregado10.E95" chart:label-cell-address="agregado10.E81:agregado10.E81" chart:class="chart:line">
            <chart:data-point chart:repeated="14"/>
          </chart:series>
          <chart:series chart:style-name="ch11" chart:values-cell-range-address="agregado10.F82:agregado10.F95" chart:label-cell-address="agregado10.F81:agregado10.F81" chart:class="chart:line">
            <chart:data-point chart:repeated="14"/>
          </chart:series>
          <chart:series chart:style-name="ch12" chart:values-cell-range-address="agregado10.G82:agregado10.G95" chart:label-cell-address="agregado10.G81:agregado10.G81" chart:class="chart:line">
            <chart:data-point chart:repeated="14"/>
          </chart:series>
          <chart:series chart:style-name="ch13" chart:values-cell-range-address="agregado10.H82:agregado10.H95" chart:label-cell-address="agregado10.H81:agregado10.H81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orcentaje uso 10</text:p>
                <draw:g>
                  <svg:desc>agregado10.B81:agregado10.B81</svg:desc>
                </draw:g>
              </table:table-cell>
              <table:table-cell office:value-type="string">
                <text:p>Porcentaje uso 20</text:p>
                <draw:g>
                  <svg:desc>agregado10.C81:agregado10.C81</svg:desc>
                </draw:g>
              </table:table-cell>
              <table:table-cell office:value-type="string">
                <text:p>Porcentaje uso 40</text:p>
                <draw:g>
                  <svg:desc>agregado10.D81:agregado10.D81</svg:desc>
                </draw:g>
              </table:table-cell>
              <table:table-cell office:value-type="string">
                <text:p>Porcentaje uso 70</text:p>
                <draw:g>
                  <svg:desc>agregado10.E81:agregado10.E81</svg:desc>
                </draw:g>
              </table:table-cell>
              <table:table-cell office:value-type="string">
                <text:p>Porcentaje uso 130</text:p>
                <draw:g>
                  <svg:desc>agregado10.F81:agregado10.F81</svg:desc>
                </draw:g>
              </table:table-cell>
              <table:table-cell office:value-type="string">
                <text:p>Porcentaje uso 240</text:p>
                <draw:g>
                  <svg:desc>agregado10.G81:agregado10.G81</svg:desc>
                </draw:g>
              </table:table-cell>
              <table:table-cell office:value-type="string">
                <text:p>Porcentaje uso 440</text:p>
                <draw:g>
                  <svg:desc>agregado10.H81:agregado10.H8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 /wcal/login.php</text:p>
                <draw:g>
                  <svg:desc>agregado10.A82:agregado10.A95</svg:desc>
                </draw:g>
              </table:table-cell>
              <table:table-cell office:value-type="float" office:value="0.000218238503507404">
                <text:p>0.000218238503507404</text:p>
                <draw:g>
                  <svg:desc>agregado10.B82:agregado10.B95</svg:desc>
                </draw:g>
              </table:table-cell>
              <table:table-cell office:value-type="float" office:value="0.000145035637328029">
                <text:p>0.000145035637328029</text:p>
                <draw:g>
                  <svg:desc>agregado10.C82:agregado10.C95</svg:desc>
                </draw:g>
              </table:table-cell>
              <table:table-cell office:value-type="float" office:value="0.000240450464160706">
                <text:p>0.000240450464160706</text:p>
                <draw:g>
                  <svg:desc>agregado10.D82:agregado10.D95</svg:desc>
                </draw:g>
              </table:table-cell>
              <table:table-cell office:value-type="float" office:value="0.000218238503507404">
                <text:p>0.000218238503507404</text:p>
                <draw:g>
                  <svg:desc>agregado10.E82:agregado10.E95</svg:desc>
                </draw:g>
              </table:table-cell>
              <table:table-cell office:value-type="float" office:value="0.00299034049871917">
                <text:p>0.00299034049871917</text:p>
                <draw:g>
                  <svg:desc>agregado10.F82:agregado10.F95</svg:desc>
                </draw:g>
              </table:table-cell>
              <table:table-cell office:value-type="float" office:value="0.208851607579162">
                <text:p>0.208851607579162</text:p>
                <draw:g>
                  <svg:desc>agregado10.G82:agregado10.G95</svg:desc>
                </draw:g>
              </table:table-cell>
              <table:table-cell office:value-type="float" office:value="0.0388935371821201">
                <text:p>0.0388935371821201</text:p>
                <draw:g>
                  <svg:desc>agregado10.H82:agregado10.H95</svg:desc>
                </draw:g>
              </table:table-cell>
            </table:table-row>
            <table:table-row>
              <table:table-cell office:value-type="string">
                <text:p>8 /wcal/css_cacher.php</text:p>
              </table:table-cell>
              <table:table-cell office:value-type="float" office:value="0.000124707716289945">
                <text:p>0.000124707716289945</text:p>
              </table:table-cell>
              <table:table-cell office:value-type="float" office:value="0.0000828775070445881">
                <text:p>0.0000828775070445881</text:p>
              </table:table-cell>
              <table:table-cell office:value-type="float" office:value="0.000115659716938061">
                <text:p>0.000115659716938061</text:p>
              </table:table-cell>
              <table:table-cell office:value-type="float" office:value="0.000124707716289945">
                <text:p>0.000124707716289945</text:p>
              </table:table-cell>
              <table:table-cell office:value-type="float" office:value="0.000615734750822279">
                <text:p>0.000615734750822279</text:p>
              </table:table-cell>
              <table:table-cell office:value-type="float" office:value="0.0155156159942863">
                <text:p>0.0155156159942863</text:p>
              </table:table-cell>
              <table:table-cell office:value-type="float" office:value="0.0225653507771101">
                <text:p>0.0225653507771101</text:p>
              </table:table-cell>
            </table:table-row>
            <table:table-row>
              <table:table-cell office:value-type="string">
                <text:p>10 /wcal/login.php</text:p>
              </table:table-cell>
              <table:table-cell office:value-type="float" office:value="0.205591062613666">
                <text:p>0.205591062613666</text:p>
              </table:table-cell>
              <table:table-cell office:value-type="float" office:value="0.209942538261782">
                <text:p>0.209942538261782</text:p>
              </table:table-cell>
              <table:table-cell office:value-type="float" office:value="0.247444833358697">
                <text:p>0.247444833358697</text:p>
              </table:table-cell>
              <table:table-cell office:value-type="float" office:value="0.205591062613666">
                <text:p>0.205591062613666</text:p>
              </table:table-cell>
              <table:table-cell office:value-type="float" office:value="0.383122112931469">
                <text:p>0.383122112931469</text:p>
              </table:table-cell>
              <table:table-cell office:value-type="float" office:value="0.316287834983639">
                <text:p>0.316287834983639</text:p>
              </table:table-cell>
              <table:table-cell office:value-type="float" office:value="0.152988007403463">
                <text:p>0.152988007403463</text:p>
              </table:table-cell>
            </table:table-row>
            <table:table-row>
              <table:table-cell office:value-type="string">
                <text:p>11 /wcal/month.php</text:p>
              </table:table-cell>
              <table:table-cell office:value-type="float" office:value="0.215411795271499">
                <text:p>0.215411795271499</text:p>
              </table:table-cell>
              <table:table-cell office:value-type="float" office:value="0.214645836786563">
                <text:p>0.214645836786563</text:p>
              </table:table-cell>
              <table:table-cell office:value-type="float" office:value="0.256612387764419">
                <text:p>0.256612387764419</text:p>
              </table:table-cell>
              <table:table-cell office:value-type="float" office:value="0.215411795271499">
                <text:p>0.215411795271499</text:p>
              </table:table-cell>
              <table:table-cell office:value-type="float" office:value="0.381821795451357">
                <text:p>0.381821795451357</text:p>
              </table:table-cell>
              <table:table-cell office:value-type="float" office:value="0.302596606011041">
                <text:p>0.302596606011041</text:p>
              </table:table-cell>
              <table:table-cell office:value-type="float" office:value="0.290712710123983">
                <text:p>0.290712710123983</text:p>
              </table:table-cell>
            </table:table-row>
            <table:table-row>
              <table:table-cell office:value-type="string">
                <text:p>12 /wcal/js_cacher.php</text:p>
              </table:table-cell>
              <table:table-cell office:value-type="float" office:value="0.000124707716289945">
                <text:p>0.000124707716289945</text:p>
              </table:table-cell>
              <table:table-cell office:value-type="float" office:value="0.0000897839659649704">
                <text:p>0.0000897839659649704</text:p>
              </table:table-cell>
              <table:table-cell office:value-type="float" office:value="0.0000913103028458378">
                <text:p>0.0000913103028458378</text:p>
              </table:table-cell>
              <table:table-cell office:value-type="float" office:value="0.000124707716289945">
                <text:p>0.000124707716289945</text:p>
              </table:table-cell>
              <table:table-cell office:value-type="float" office:value="0.0000233823323097068">
                <text:p>0.0000233823323097068</text:p>
              </table:table-cell>
              <table:table-cell office:value-type="float" office:value="0.0000277543664557026">
                <text:p>0.0000277543664557026</text:p>
              </table:table-cell>
              <table:table-cell office:value-type="float" office:value="0.0102177936664892">
                <text:p>0.0102177936664892</text:p>
              </table:table-cell>
            </table:table-row>
            <table:table-row>
              <table:table-cell office:value-type="string">
                <text:p>13 /wcal/css_cacher.php</text:p>
              </table:table-cell>
              <table:table-cell office:value-type="float" office:value="0.000197453884125747">
                <text:p>0.000197453884125747</text:p>
              </table:table-cell>
              <table:table-cell office:value-type="float" office:value="0.000131222719487264">
                <text:p>0.000131222719487264</text:p>
              </table:table-cell>
              <table:table-cell office:value-type="float" office:value="0.0000973976563688936">
                <text:p>0.0000973976563688936</text:p>
              </table:table-cell>
              <table:table-cell office:value-type="float" office:value="0.000197453884125747">
                <text:p>0.000197453884125747</text:p>
              </table:table-cell>
              <table:table-cell office:value-type="float" office:value="0.0000298774246179587">
                <text:p>0.0000298774246179587</text:p>
              </table:table-cell>
              <table:table-cell office:value-type="float" office:value="0.0000212783476160387">
                <text:p>0.0000212783476160387</text:p>
              </table:table-cell>
              <table:table-cell office:value-type="float" office:value="0.0110798407748282">
                <text:p>0.0110798407748282</text:p>
              </table:table-cell>
            </table:table-row>
            <table:table-row>
              <table:table-cell office:value-type="string">
                <text:p>14 /wcal/week.php</text:p>
              </table:table-cell>
              <table:table-cell office:value-type="float" office:value="0.194273837360353">
                <text:p>0.194273837360353</text:p>
              </table:table-cell>
              <table:table-cell office:value-type="float" office:value="0.195307751809492">
                <text:p>0.195307751809492</text:p>
              </table:table-cell>
              <table:table-cell office:value-type="float" office:value="0.219513011718156">
                <text:p>0.219513011718156</text:p>
              </table:table-cell>
              <table:table-cell office:value-type="float" office:value="0.194273837360353">
                <text:p>0.194273837360353</text:p>
              </table:table-cell>
              <table:table-cell office:value-type="float" office:value="0.231396756610705">
                <text:p>0.231396756610705</text:p>
              </table:table-cell>
              <table:table-cell office:value-type="float" office:value="0.1566993027178">
                <text:p>0.1566993027178</text:p>
              </table:table-cell>
              <table:table-cell office:value-type="float" office:value="0.0972591972820162">
                <text:p>0.0972591972820162</text:p>
              </table:table-cell>
            </table:table-row>
            <table:table-row>
              <table:table-cell office:value-type="string">
                <text:p>15 /wcal/view_entry.php</text:p>
              </table:table-cell>
              <table:table-cell office:value-type="float" office:value="0.000280592361652377">
                <text:p>0.000280592361652377</text:p>
              </table:table-cell>
              <table:table-cell office:value-type="float" office:value="0.000269351897894911">
                <text:p>0.000269351897894911</text:p>
              </table:table-cell>
              <table:table-cell office:value-type="float" office:value="0.000407852686044742">
                <text:p>0.000407852686044742</text:p>
              </table:table-cell>
              <table:table-cell office:value-type="float" office:value="0.000280592361652377">
                <text:p>0.0002805923616523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922897492457088">
                <text:p>0.00922897492457088</text:p>
              </table:table-cell>
            </table:table-row>
            <table:table-row>
              <table:table-cell office:value-type="string">
                <text:p>16 /wcal/edit_entry.php</text:p>
              </table:table-cell>
              <table:table-cell office:value-type="float" office:value="0.000197453884125747">
                <text:p>0.000197453884125747</text:p>
              </table:table-cell>
              <table:table-cell office:value-type="float" office:value="0.000158848555168794">
                <text:p>0.000158848555168794</text:p>
              </table:table-cell>
              <table:table-cell office:value-type="float" office:value="0.000228275757114594">
                <text:p>0.000228275757114594</text:p>
              </table:table-cell>
              <table:table-cell office:value-type="float" office:value="0.000197453884125747">
                <text:p>0.0001974538841257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07502345275221">
                <text:p>0.0107502345275221</text:p>
              </table:table-cell>
            </table:table-row>
            <table:table-row>
              <table:table-cell office:value-type="string">
                <text:p>17 /wcal/js_cacher.php</text:p>
              </table:table-cell>
              <table:table-cell office:value-type="float" office:value="0.000114315406599117">
                <text:p>0.000114315406599117</text:p>
              </table:table-cell>
              <table:table-cell office:value-type="float" office:value="0.0000828775070445881">
                <text:p>0.0000828775070445881</text:p>
              </table:table-cell>
              <table:table-cell office:value-type="float" office:value="0.000115659716938061">
                <text:p>0.000115659716938061</text:p>
              </table:table-cell>
              <table:table-cell office:value-type="float" office:value="0.000114315406599117">
                <text:p>0.000114315406599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897543165741234">
                <text:p>0.00897543165741234</text:p>
              </table:table-cell>
            </table:table-row>
            <table:table-row>
              <table:table-cell office:value-type="string">
                <text:p>18 /wcal/js_cacher.php</text:p>
              </table:table-cell>
              <table:table-cell office:value-type="float" office:value="0.000103923096908288">
                <text:p>0.000103923096908288</text:p>
              </table:table-cell>
              <table:table-cell office:value-type="float" office:value="0.0000828775070445881">
                <text:p>0.0000828775070445881</text:p>
              </table:table-cell>
              <table:table-cell office:value-type="float" office:value="0.000155227514837924">
                <text:p>0.000155227514837924</text:p>
              </table:table-cell>
              <table:table-cell office:value-type="float" office:value="0.000103923096908288">
                <text:p>0.0001039230969082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188636190765954">
                <text:p>0.0188636190765954</text:p>
              </table:table-cell>
            </table:table-row>
            <table:table-row>
              <table:table-cell office:value-type="string">
                <text:p>19 /wcal/edit_entry_handler.php</text:p>
              </table:table-cell>
              <table:table-cell office:value-type="float" office:value="0.197422707196674">
                <text:p>0.197422707196674</text:p>
              </table:table-cell>
              <table:table-cell office:value-type="float" office:value="0.188960716061661">
                <text:p>0.188960716061661</text:p>
              </table:table-cell>
              <table:table-cell office:value-type="float" office:value="0.0890945061634455">
                <text:p>0.0890945061634455</text:p>
              </table:table-cell>
              <table:table-cell office:value-type="float" office:value="0.197422707196674">
                <text:p>0.1974227071966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515453462133313">
                <text:p>0.0515453462133313</text:p>
              </table:table-cell>
            </table:table-row>
            <table:table-row>
              <table:table-cell office:value-type="string">
                <text:p>20 /wcal/week.php</text:p>
              </table:table-cell>
              <table:table-cell office:value-type="float" office:value="0.18571057417511">
                <text:p>0.18571057417511</text:p>
              </table:table-cell>
              <table:table-cell office:value-type="float" office:value="0.189955246146196">
                <text:p>0.189955246146196</text:p>
              </table:table-cell>
              <table:table-cell office:value-type="float" office:value="0.185722112311672">
                <text:p>0.185722112311672</text:p>
              </table:table-cell>
              <table:table-cell office:value-type="float" office:value="0.18571057417511">
                <text:p>0.185710574175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177505641337694">
                <text:p>0.177505641337694</text:p>
              </table:table-cell>
            </table:table-row>
            <table:table-row>
              <table:table-cell office:value-type="string">
                <text:p>21 /wcal/login.php</text:p>
              </table:table-cell>
              <table:table-cell office:value-type="float" office:value="0.000228630813198233">
                <text:p>0.000228630813198233</text:p>
              </table:table-cell>
              <table:table-cell office:value-type="float" office:value="0.000145035637328029">
                <text:p>0.000145035637328029</text:p>
              </table:table-cell>
              <table:table-cell office:value-type="float" office:value="0.00016131486836098">
                <text:p>0.00016131486836098</text:p>
              </table:table-cell>
              <table:table-cell office:value-type="float" office:value="0.000228630813198233">
                <text:p>0.00022863081319823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994143150528638">
                <text:p>0.099414315052863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350000" chart:interval-major="25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7.861cm" svg:height="15.673cm" xlink:href=".." xlink:type="simple" chart:class="chart:line" chart:style-name="ch1">
        <chart:legend chart:legend-position="end" svg:x="23.792cm" svg:y="6.043cm" style:legend-expansion="high" chart:style-name="ch2"/>
        <chart:plot-area chart:style-name="ch3" table:cell-range-address="agregado10.A60:agregado10.H74" chart:data-source-has-labels="both" svg:x="0.557cm" svg:y="0.313cm" svg:width="22.678cm" svg:height="15.047cm">
          <chartooo:coordinate-region svg:x="2.512cm" svg:y="0.313cm" svg:width="20.582cm" svg:height="10.894cm"/>
          <chart:axis chart:dimension="x" chart:name="primary-x" chart:style-name="ch4" chartooo:axis-type="auto">
            <chartooo:date-scale/>
            <chart:categories table:cell-range-address="agregado10.A61:agregado10.A7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agregado10.B61:agregado10.B74" chart:label-cell-address="agregado10.B60:agregado10.B60" chart:class="chart:line">
            <chart:data-point chart:repeated="14"/>
          </chart:series>
          <chart:series chart:style-name="ch8" chart:values-cell-range-address="agregado10.C61:agregado10.C74" chart:label-cell-address="agregado10.C60:agregado10.C60" chart:class="chart:line">
            <chart:data-point chart:repeated="14"/>
          </chart:series>
          <chart:series chart:style-name="ch9" chart:values-cell-range-address="agregado10.D61:agregado10.D74" chart:label-cell-address="agregado10.D60:agregado10.D60" chart:class="chart:line">
            <chart:data-point chart:repeated="14"/>
          </chart:series>
          <chart:series chart:style-name="ch10" chart:values-cell-range-address="agregado10.E61:agregado10.E74" chart:label-cell-address="agregado10.E60:agregado10.E60" chart:class="chart:line">
            <chart:data-point chart:repeated="14"/>
          </chart:series>
          <chart:series chart:style-name="ch11" chart:values-cell-range-address="agregado10.F61:agregado10.F74" chart:label-cell-address="agregado10.F60:agregado10.F60" chart:class="chart:line">
            <chart:data-point chart:repeated="14"/>
          </chart:series>
          <chart:series chart:style-name="ch12" chart:values-cell-range-address="agregado10.G61:agregado10.G74" chart:label-cell-address="agregado10.G60:agregado10.G60" chart:class="chart:line">
            <chart:data-point chart:repeated="14"/>
          </chart:series>
          <chart:series chart:style-name="ch13" chart:values-cell-range-address="agregado10.H61:agregado10.H74" chart:label-cell-address="agregado10.H60:agregado10.H60" chart:class="chart:line">
            <chart:data-point chart:repeated="1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dia tiempo 10</text:p>
                <draw:g>
                  <svg:desc>agregado10.B60:agregado10.B60</svg:desc>
                </draw:g>
              </table:table-cell>
              <table:table-cell office:value-type="string">
                <text:p>Media tiempo 20</text:p>
                <draw:g>
                  <svg:desc>agregado10.C60:agregado10.C60</svg:desc>
                </draw:g>
              </table:table-cell>
              <table:table-cell office:value-type="string">
                <text:p>Media tiempo 40</text:p>
                <draw:g>
                  <svg:desc>agregado10.D60:agregado10.D60</svg:desc>
                </draw:g>
              </table:table-cell>
              <table:table-cell office:value-type="string">
                <text:p>Media tiempo 70</text:p>
                <draw:g>
                  <svg:desc>agregado10.E60:agregado10.E60</svg:desc>
                </draw:g>
              </table:table-cell>
              <table:table-cell office:value-type="string">
                <text:p>Media tiempo 130</text:p>
                <draw:g>
                  <svg:desc>agregado10.F60:agregado10.F60</svg:desc>
                </draw:g>
              </table:table-cell>
              <table:table-cell office:value-type="string">
                <text:p>Media tiempo 240</text:p>
                <draw:g>
                  <svg:desc>agregado10.G60:agregado10.G60</svg:desc>
                </draw:g>
              </table:table-cell>
              <table:table-cell office:value-type="string">
                <text:p>Media tiempo 440</text:p>
                <draw:g>
                  <svg:desc>agregado10.H60:agregado10.H6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7 /wcal/login.php</text:p>
                <draw:g>
                  <svg:desc>agregado10.A61:agregado10.A74</svg:desc>
                </draw:g>
              </table:table-cell>
              <table:table-cell office:value-type="float" office:value="21">
                <text:p>21</text:p>
                <draw:g>
                  <svg:desc>agregado10.B61:agregado10.B74</svg:desc>
                </draw:g>
              </table:table-cell>
              <table:table-cell office:value-type="float" office:value="21">
                <text:p>21</text:p>
                <draw:g>
                  <svg:desc>agregado10.C61:agregado10.C74</svg:desc>
                </draw:g>
              </table:table-cell>
              <table:table-cell office:value-type="float" office:value="79">
                <text:p>79</text:p>
                <draw:g>
                  <svg:desc>agregado10.D61:agregado10.D74</svg:desc>
                </draw:g>
              </table:table-cell>
              <table:table-cell office:value-type="float" office:value="21">
                <text:p>21</text:p>
                <draw:g>
                  <svg:desc>agregado10.E61:agregado10.E74</svg:desc>
                </draw:g>
              </table:table-cell>
              <table:table-cell office:value-type="float" office:value="2302">
                <text:p>2302</text:p>
                <draw:g>
                  <svg:desc>agregado10.F61:agregado10.F74</svg:desc>
                </draw:g>
              </table:table-cell>
              <table:table-cell office:value-type="float" office:value="225750">
                <text:p>225750</text:p>
                <draw:g>
                  <svg:desc>agregado10.G61:agregado10.G74</svg:desc>
                </draw:g>
              </table:table-cell>
              <table:table-cell office:value-type="float" office:value="1534">
                <text:p>1534</text:p>
                <draw:g>
                  <svg:desc>agregado10.H61:agregado10.H74</svg:desc>
                </draw:g>
              </table:table-cell>
            </table:table-row>
            <table:table-row>
              <table:table-cell office:value-type="string">
                <text:p>8 /wcal/css_cacher.php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2">
                <text:p>12</text:p>
              </table:table-cell>
              <table:table-cell office:value-type="float" office:value="474">
                <text:p>474</text:p>
              </table:table-cell>
              <table:table-cell office:value-type="float" office:value="16771">
                <text:p>16771</text:p>
              </table:table-cell>
              <table:table-cell office:value-type="float" office:value="890">
                <text:p>890</text:p>
              </table:table-cell>
            </table:table-row>
            <table:table-row>
              <table:table-cell office:value-type="string">
                <text:p>10 /wcal/login.php</text:p>
              </table:table-cell>
              <table:table-cell office:value-type="float" office:value="19783">
                <text:p>19783</text:p>
              </table:table-cell>
              <table:table-cell office:value-type="float" office:value="30398">
                <text:p>30398</text:p>
              </table:table-cell>
              <table:table-cell office:value-type="float" office:value="81298">
                <text:p>81298</text:p>
              </table:table-cell>
              <table:table-cell office:value-type="float" office:value="19783">
                <text:p>19783</text:p>
              </table:table-cell>
              <table:table-cell office:value-type="float" office:value="294932">
                <text:p>294932</text:p>
              </table:table-cell>
              <table:table-cell office:value-type="float" office:value="341879">
                <text:p>341879</text:p>
              </table:table-cell>
              <table:table-cell office:value-type="float" office:value="6034">
                <text:p>6034</text:p>
              </table:table-cell>
            </table:table-row>
            <table:table-row>
              <table:table-cell office:value-type="string">
                <text:p>11 /wcal/month.php</text:p>
              </table:table-cell>
              <table:table-cell office:value-type="float" office:value="20728">
                <text:p>20728</text:p>
              </table:table-cell>
              <table:table-cell office:value-type="float" office:value="31079">
                <text:p>31079</text:p>
              </table:table-cell>
              <table:table-cell office:value-type="float" office:value="84310">
                <text:p>84310</text:p>
              </table:table-cell>
              <table:table-cell office:value-type="float" office:value="20728">
                <text:p>20728</text:p>
              </table:table-cell>
              <table:table-cell office:value-type="float" office:value="293931">
                <text:p>293931</text:p>
              </table:table-cell>
              <table:table-cell office:value-type="float" office:value="327080">
                <text:p>327080</text:p>
              </table:table-cell>
              <table:table-cell office:value-type="float" office:value="11466">
                <text:p>11466</text:p>
              </table:table-cell>
            </table:table-row>
            <table:table-row>
              <table:table-cell office:value-type="string">
                <text:p>12 /wcal/js_cacher.php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18">
                <text:p>18</text:p>
              </table:table-cell>
              <table:table-cell office:value-type="float" office:value="30">
                <text:p>30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string">
                <text:p>13 /wcal/css_cacher.php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32">
                <text:p>32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4 /wcal/week.php</text:p>
              </table:table-cell>
              <table:table-cell office:value-type="float" office:value="18694">
                <text:p>18694</text:p>
              </table:table-cell>
              <table:table-cell office:value-type="float" office:value="28279">
                <text:p>28279</text:p>
              </table:table-cell>
              <table:table-cell office:value-type="float" office:value="72121">
                <text:p>72121</text:p>
              </table:table-cell>
              <table:table-cell office:value-type="float" office:value="18694">
                <text:p>18694</text:p>
              </table:table-cell>
              <table:table-cell office:value-type="float" office:value="178132">
                <text:p>178132</text:p>
              </table:table-cell>
              <table:table-cell office:value-type="float" office:value="169378">
                <text:p>169378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15 /wcal/view_entry.php</text:p>
              </table:table-cell>
              <table:table-cell office:value-type="float" office:value="27">
                <text:p>27</text:p>
              </table:table-cell>
              <table:table-cell office:value-type="float" office:value="39">
                <text:p>39</text:p>
              </table:table-cell>
              <table:table-cell office:value-type="float" office:value="134">
                <text:p>134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16 /wcal/edit_entry.php</text:p>
              </table:table-cell>
              <table:table-cell office:value-type="float" office:value="19">
                <text:p>19</text:p>
              </table:table-cell>
              <table:table-cell office:value-type="float" office:value="23">
                <text:p>23</text:p>
              </table:table-cell>
              <table:table-cell office:value-type="float" office:value="75">
                <text:p>75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424">
                <text:p>424</text:p>
              </table:table-cell>
            </table:table-row>
            <table:table-row>
              <table:table-cell office:value-type="string">
                <text:p>17 /wcal/js_cacher.php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38">
                <text:p>38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8 /wcal/js_cacher.php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51">
                <text:p>5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44">
                <text:p>744</text:p>
              </table:table-cell>
            </table:table-row>
            <table:table-row>
              <table:table-cell office:value-type="string">
                <text:p>19 /wcal/edit_entry_handler.php</text:p>
              </table:table-cell>
              <table:table-cell office:value-type="float" office:value="18997">
                <text:p>18997</text:p>
              </table:table-cell>
              <table:table-cell office:value-type="float" office:value="27360">
                <text:p>27360</text:p>
              </table:table-cell>
              <table:table-cell office:value-type="float" office:value="29272">
                <text:p>29272</text:p>
              </table:table-cell>
              <table:table-cell office:value-type="float" office:value="18997">
                <text:p>1899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string">
                <text:p>20 /wcal/week.php</text:p>
              </table:table-cell>
              <table:table-cell office:value-type="float" office:value="17870">
                <text:p>17870</text:p>
              </table:table-cell>
              <table:table-cell office:value-type="float" office:value="27504">
                <text:p>27504</text:p>
              </table:table-cell>
              <table:table-cell office:value-type="float" office:value="61019">
                <text:p>61019</text:p>
              </table:table-cell>
              <table:table-cell office:value-type="float" office:value="17870">
                <text:p>178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001">
                <text:p>7001</text:p>
              </table:table-cell>
            </table:table-row>
            <table:table-row>
              <table:table-cell office:value-type="string">
                <text:p>21 /wcal/login.php</text:p>
              </table:table-cell>
              <table:table-cell office:value-type="float" office:value="22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53">
                <text:p>53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921">
                <text:p>39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